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16pt" officeooo:rsid="0019002d" officeooo:paragraph-rsid="0019002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officeooo:rsid="0019002d" officeooo:paragraph-rsid="0019002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2pt" officeooo:rsid="0019002d" officeooo:paragraph-rsid="0019e19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officeooo:rsid="001ab07e" officeooo:paragraph-rsid="001ab07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officeooo:rsid="001ab07e" officeooo:paragraph-rsid="001c1f41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2pt" officeooo:rsid="001ab07e" officeooo:paragraph-rsid="001c848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officeooo:rsid="001ab07e" officeooo:paragraph-rsid="001e7f7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2pt" officeooo:rsid="001ab07e" officeooo:paragraph-rsid="00206e0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2pt" officeooo:rsid="001ab07e" officeooo:paragraph-rsid="00214c6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2pt" officeooo:rsid="001ab07e" officeooo:paragraph-rsid="0022024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2pt" officeooo:rsid="001ab07e" officeooo:paragraph-rsid="0023d8f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2pt" officeooo:rsid="001ab07e" officeooo:paragraph-rsid="0024935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2pt" officeooo:rsid="001c8480" officeooo:paragraph-rsid="001c848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2pt" officeooo:rsid="001c8480" officeooo:paragraph-rsid="001e7f71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2pt" officeooo:rsid="001c8480" officeooo:paragraph-rsid="00206e0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size="12pt" officeooo:rsid="001c8480" officeooo:paragraph-rsid="0022024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size="12pt" officeooo:rsid="001cb743" officeooo:paragraph-rsid="001cb743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size="12pt" officeooo:rsid="001e7f71" officeooo:paragraph-rsid="001e7f7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size="12pt" officeooo:rsid="00206e07" officeooo:paragraph-rsid="00206e07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size="12pt" officeooo:rsid="00220242" officeooo:paragraph-rsid="00220242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use-window-font-color="true" fo:font-size="12pt" officeooo:rsid="0023d8f4" officeooo:paragraph-rsid="0023d8f4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size="12pt" officeooo:rsid="00268b11" officeooo:paragraph-rsid="00268b11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2pt" officeooo:rsid="00291ebd" officeooo:paragraph-rsid="00291eb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size="12pt" officeooo:rsid="002bfd8a" officeooo:paragraph-rsid="002bfd8a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fo:font-size="12pt" officeooo:rsid="002bfd8a" officeooo:paragraph-rsid="002eec2e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use-window-font-color="true" fo:font-size="12pt" officeooo:rsid="002eec2e" officeooo:paragraph-rsid="002bfd8a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use-window-font-color="true" fo:font-size="12pt" officeooo:rsid="002eec2e" officeooo:paragraph-rsid="002eec2e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use-window-font-color="true" fo:font-size="12pt" officeooo:rsid="002eec2e" officeooo:paragraph-rsid="0030901d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use-window-font-color="true" fo:font-size="12pt" officeooo:rsid="002eec2e" officeooo:paragraph-rsid="0032c034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use-window-font-color="true" fo:font-size="12pt" officeooo:rsid="0030901d" officeooo:paragraph-rsid="0030901d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use-window-font-color="true" fo:font-size="12pt" officeooo:rsid="0030901d" officeooo:paragraph-rsid="0032c034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size="12pt" officeooo:rsid="0032c034" officeooo:paragraph-rsid="0032c034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use-window-font-color="true" fo:font-size="12pt" officeooo:rsid="0033de97" officeooo:paragraph-rsid="0033de97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use-window-font-color="true" fo:font-size="12pt" officeooo:rsid="0033de97" officeooo:paragraph-rsid="00381eb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use-window-font-color="true" fo:font-size="12pt" officeooo:rsid="0033de97" officeooo:paragraph-rsid="00388fd6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use-window-font-color="true" fo:font-size="12pt" officeooo:rsid="00354ea4" officeooo:paragraph-rsid="00354ea4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use-window-font-color="true" fo:font-size="12pt" officeooo:rsid="00354ea4" officeooo:paragraph-rsid="0036e844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use-window-font-color="true" fo:font-size="12pt" officeooo:rsid="0036e844" officeooo:paragraph-rsid="0036e844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use-window-font-color="true" fo:font-size="12pt" officeooo:rsid="00381eb5" officeooo:paragraph-rsid="00381eb5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use-window-font-color="true" fo:font-size="12pt" officeooo:rsid="00388fd6" officeooo:paragraph-rsid="00388fd6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use-window-font-color="true" fo:font-size="12pt" officeooo:rsid="00388fd6" officeooo:paragraph-rsid="00391fe0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use-window-font-color="true" fo:font-size="12pt" officeooo:rsid="00391fe0" officeooo:paragraph-rsid="00391fe0" style:font-size-asian="12pt" style:font-size-complex="12pt"/>
    </style:style>
    <style:style style:name="P43" style:family="paragraph" style:parent-style-name="Standard">
      <style:paragraph-properties fo:text-align="end" style:justify-single-word="false"/>
      <style:text-properties style:use-window-font-color="true" fo:font-size="6pt" officeooo:rsid="0019002d" officeooo:paragraph-rsid="0019002d" style:font-size-asian="5.25pt" style:font-size-complex="6pt"/>
    </style:style>
    <style:style style:name="P44" style:family="paragraph" style:parent-style-name="Standard">
      <style:paragraph-properties fo:text-align="start" style:justify-single-word="false"/>
      <style:text-properties style:use-window-font-color="true" fo:font-size="12pt" officeooo:rsid="00291ebd" officeooo:paragraph-rsid="00291ebd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use-window-font-color="true" fo:font-size="12pt" officeooo:rsid="003af6e9" officeooo:paragraph-rsid="003af6e9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use-window-font-color="true" fo:font-size="12pt" officeooo:rsid="003ba255" officeooo:paragraph-rsid="003ba255" style:font-size-asian="12pt" style:font-size-complex="12pt"/>
    </style:style>
    <style:style style:name="T1" style:family="text">
      <style:text-properties officeooo:rsid="0019e199"/>
    </style:style>
    <style:style style:name="T2" style:family="text">
      <style:text-properties officeooo:rsid="001ab07e"/>
    </style:style>
    <style:style style:name="T3" style:family="text">
      <style:text-properties officeooo:rsid="001c1f41"/>
    </style:style>
    <style:style style:name="T4" style:family="text">
      <style:text-properties officeooo:rsid="001e7f71"/>
    </style:style>
    <style:style style:name="T5" style:family="text">
      <style:text-properties fo:font-weight="normal" officeooo:rsid="001e7f71" style:font-weight-asian="normal" style:font-weight-complex="normal"/>
    </style:style>
    <style:style style:name="T6" style:family="text">
      <style:text-properties fo:font-weight="normal" officeooo:rsid="001c1f41" style:font-weight-asian="normal" style:font-weight-complex="normal"/>
    </style:style>
    <style:style style:name="T7" style:family="text">
      <style:text-properties officeooo:rsid="00206e07"/>
    </style:style>
    <style:style style:name="T8" style:family="text">
      <style:text-properties officeooo:rsid="00214c62"/>
    </style:style>
    <style:style style:name="T9" style:family="text">
      <style:text-properties officeooo:rsid="00220242"/>
    </style:style>
    <style:style style:name="T10" style:family="text">
      <style:text-properties officeooo:rsid="0023d8f4"/>
    </style:style>
    <style:style style:name="T11" style:family="text">
      <style:text-properties officeooo:rsid="00249352"/>
    </style:style>
    <style:style style:name="T12" style:family="text">
      <style:text-properties officeooo:rsid="00291ebd"/>
    </style:style>
    <style:style style:name="T13" style:family="text">
      <style:text-properties officeooo:rsid="002a24d6"/>
    </style:style>
    <style:style style:name="T14" style:family="text">
      <style:text-properties officeooo:rsid="002bfd8a"/>
    </style:style>
    <style:style style:name="T15" style:family="text">
      <style:text-properties officeooo:rsid="002eec2e"/>
    </style:style>
    <style:style style:name="T16" style:family="text">
      <style:text-properties officeooo:rsid="0030901d"/>
    </style:style>
    <style:style style:name="T17" style:family="text">
      <style:text-properties officeooo:rsid="0032c034"/>
    </style:style>
    <style:style style:name="T18" style:family="text">
      <style:text-properties officeooo:rsid="0033da3b"/>
    </style:style>
    <style:style style:name="T19" style:family="text">
      <style:text-properties officeooo:rsid="0033de97"/>
    </style:style>
    <style:style style:name="T20" style:family="text">
      <style:text-properties officeooo:rsid="00354ea4"/>
    </style:style>
    <style:style style:name="T21" style:family="text">
      <style:text-properties officeooo:rsid="0036e844"/>
    </style:style>
    <style:style style:name="T22" style:family="text">
      <style:text-properties officeooo:rsid="00381eb5"/>
    </style:style>
    <style:style style:name="T23" style:family="text">
      <style:text-properties officeooo:rsid="00388fd6"/>
    </style:style>
    <style:style style:name="T24" style:family="text">
      <style:text-properties officeooo:rsid="00391fe0"/>
    </style:style>
    <style:style style:name="T25" style:family="text">
      <style:text-properties officeooo:rsid="00394656"/>
    </style:style>
    <style:style style:name="T26" style:family="text">
      <style:text-properties officeooo:rsid="003ba2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codice</text:p>
      <text:p text:style-name="P43">rip Francavilla</text:p>
      <text:p text:style-name="P2">//sistemare lo spigolo giallo-blu</text:p>
      <text:p text:style-name="P2"/>
      <text:p text:style-name="P2">if (A==giallo &amp;&amp; M==blu)</text:p>
      <text:p text:style-name="P2"><text:tab/>esegui A</text:p>
      <text:p text:style-name="P2">if (B==giallo &amp;&amp; I==blu)</text:p>
      <text:p text:style-name="P2"><text:tab/>esegui B</text:p>
      <text:p text:style-name="P2">if (C==giallo &amp;&amp; E==blu)</text:p>
      <text:p text:style-name="P2"><text:tab/>esegui C</text:p>
      <text:p text:style-name="P2">if (D==giallo &amp;&amp; Q==blu)</text:p>
      <text:p text:style-name="P2"><text:tab/>esegui D</text:p>
      <text:p text:style-name="P2">if (E==giallo &amp;&amp; C==blu)</text:p>
      <text:p text:style-name="P2"><text:tab/>esegui E</text:p>
      <text:p text:style-name="P2">if (F==giallo &amp;&amp; L==blu)</text:p>
      <text:p text:style-name="P2"><text:tab/>esegui F</text:p>
      <text:p text:style-name="P2">if (G==giallo &amp;&amp; U==blu)</text:p>
      <text:p text:style-name="P2"><text:tab/>esegui G</text:p>
      <text:p text:style-name="P2">if (H==giallo &amp;&amp; R==blu)</text:p>
      <text:p text:style-name="P2"><text:tab/>esegui H</text:p>
      <text:p text:style-name="P2">if (I==giallo &amp;&amp; B==blu)</text:p>
      <text:p text:style-name="P2"><text:tab/>esegui I</text:p>
      <text:p text:style-name="P2">if (J==giallo &amp;&amp; P==blu)</text:p>
      <text:p text:style-name="P2"><text:tab/>esegui J</text:p>
      <text:p text:style-name="P2">if (K==giallo &amp;&amp; V==blu)</text:p>
      <text:p text:style-name="P2"><text:tab/>esegui K</text:p>
      <text:p text:style-name="P2">if (L==giallo &amp;&amp; F==blu)</text:p>
      <text:p text:style-name="P2"><text:tab/>esegui L</text:p>
      <text:p text:style-name="P2">if (M==giallo &amp;&amp; A==blu)</text:p>
      <text:p text:style-name="P2"><text:tab/>esegui M</text:p>
      <text:p text:style-name="P2">if (N==giallo &amp;&amp; T==blu)</text:p>
      <text:p text:style-name="P2"><text:tab/>esegui N</text:p>
      <text:p text:style-name="P2">if (O==giallo &amp;&amp; Y==blu)</text:p>
      <text:p text:style-name="P2"><text:tab/>esegui O</text:p>
      <text:p text:style-name="P2">if (P==giallo &amp;&amp; J==blu)</text:p>
      <text:p text:style-name="P2"><text:tab/>esegui P</text:p>
      <text:p text:style-name="P2">if (Q==giallo &amp;&amp; D==blu)</text:p>
      <text:p text:style-name="P2"><text:tab/>esegui Q</text:p>
      <text:p text:style-name="P2">if (R==giallo &amp;&amp; H==blu)</text:p>
      <text:p text:style-name="P2"><text:tab/>esegui R</text:p>
      <text:p text:style-name="P2">if (S==giallo &amp;&amp; Z==blu)</text:p>
      <text:p text:style-name="P2"><text:tab/>esegui S</text:p>
      <text:p text:style-name="P2">if (T==giallo &amp;&amp; N==blu)</text:p>
      <text:p text:style-name="P2"><text:tab/>esegui T</text:p>
      <text:p text:style-name="P2">if (U==giallo &amp;&amp; G==blu)</text:p>
      <text:p text:style-name="P2"><text:tab/>sei a posto</text:p>
      <text:p text:style-name="P2">if (V==giallo &amp;&amp; K==blu)</text:p>
      <text:p text:style-name="P2"><text:tab/>esegui V</text:p>
      <text:p text:style-name="P2">if (Y==giallo &amp;&amp; O==blu)</text:p>
      <text:p text:style-name="P2"><text:tab/>esegui Y</text:p>
      <text:p text:style-name="P2">if (Z==giallo &amp;&amp; S==blu)</text:p>
      <text:p text:style-name="P2"><text:tab/>esegui Z</text:p>
      <text:p text:style-name="P2"><text:soft-page-break/>//sistemare lo spigolo giallo-arancione</text:p>
      <text:p text:style-name="P2"/>
      <text:p text:style-name="P2">if (A==giallo &amp;&amp; M==arancione)</text:p>
      <text:p text:style-name="P2"><text:tab/>esegui A</text:p>
      <text:p text:style-name="P2">if (B==giallo &amp;&amp; I==arancione)</text:p>
      <text:p text:style-name="P2"><text:tab/>esegui B</text:p>
      <text:p text:style-name="P2">if (C==giallo &amp;&amp; E==arancione)</text:p>
      <text:p text:style-name="P2"><text:tab/>esegui C</text:p>
      <text:p text:style-name="P2">if (D==giallo &amp;&amp; Q==arancione)</text:p>
      <text:p text:style-name="P2"><text:tab/>esegui D</text:p>
      <text:p text:style-name="P2">if (E==giallo &amp;&amp; C==arancione)</text:p>
      <text:p text:style-name="P2"><text:tab/>esegui E</text:p>
      <text:p text:style-name="P2">if (F==giallo &amp;&amp; L==arancione)</text:p>
      <text:p text:style-name="P2"><text:tab/>esegui F</text:p>
      <text:p text:style-name="P2">if (H==giallo &amp;&amp; R==arancione)</text:p>
      <text:p text:style-name="P2"><text:tab/>esegui H</text:p>
      <text:p text:style-name="P2">if (I==giallo &amp;&amp; B==arancione)</text:p>
      <text:p text:style-name="P2"><text:tab/>esegui I</text:p>
      <text:p text:style-name="P2">if (J==giallo &amp;&amp; P==arancione)</text:p>
      <text:p text:style-name="P2"><text:tab/>esegui J</text:p>
      <text:p text:style-name="P2">if (K==giallo &amp;&amp; V==arancione)</text:p>
      <text:p text:style-name="P2"><text:tab/>esegui K</text:p>
      <text:p text:style-name="P2">if (L==giallo &amp;&amp; F==arancione)</text:p>
      <text:p text:style-name="P2"><text:tab/>esegui L</text:p>
      <text:p text:style-name="P2">if (M==giallo &amp;&amp; A==arancione)</text:p>
      <text:p text:style-name="P2"><text:tab/>esegui M</text:p>
      <text:p text:style-name="P2">if (N==giallo &amp;&amp; T==arancione)</text:p>
      <text:p text:style-name="P2"><text:tab/>esegui N</text:p>
      <text:p text:style-name="P2">if (O==giallo &amp;&amp; Y==arancione)</text:p>
      <text:p text:style-name="P2"><text:tab/>esegui O</text:p>
      <text:p text:style-name="P2">if (P==giallo &amp;&amp; J==arancione)</text:p>
      <text:p text:style-name="P2"><text:tab/>esegui P</text:p>
      <text:p text:style-name="P2">if (Q==giallo &amp;&amp; D==arancione)</text:p>
      <text:p text:style-name="P2"><text:tab/>esegui Q</text:p>
      <text:p text:style-name="P2">if (R==giallo &amp;&amp; H==arancione)</text:p>
      <text:p text:style-name="P2"><text:tab/>esegui R</text:p>
      <text:p text:style-name="P2">if (S==giallo &amp;&amp; Z==arancione)</text:p>
      <text:p text:style-name="P2"><text:tab/>esegui S</text:p>
      <text:p text:style-name="P2">if (T==giallo &amp;&amp; N==arancione)</text:p>
      <text:p text:style-name="P2"><text:tab/>esegui T</text:p>
      <text:p text:style-name="P2">if (V==giallo &amp;&amp; K==arancione)</text:p>
      <text:p text:style-name="P2"><text:tab/><text:span text:style-name="T1">sei a posto</text:span></text:p>
      <text:p text:style-name="P2">if (Y==giallo &amp;&amp; O==arancione)</text:p>
      <text:p text:style-name="P2"><text:tab/>esegui Y</text:p>
      <text:p text:style-name="P2">if (Z==giallo &amp;&amp; S==arancione)</text:p>
      <text:p text:style-name="P2"><text:tab/>esegui Z</text:p>
      <text:p text:style-name="P2"/>
      <text:p text:style-name="P2">//<text:span text:style-name="T1">sistemare lo spigolo giallo-verde</text:span></text:p>
      <text:p text:style-name="P2"/>
      <text:p text:style-name="P3">if (A==giallo &amp;&amp; M==<text:span text:style-name="T1">verde</text:span>)</text:p>
      <text:p text:style-name="P3"><text:tab/>esegui A</text:p>
      <text:p text:style-name="P3">if (B==giallo &amp;&amp; I==<text:span text:style-name="T1">verde</text:span>)</text:p>
      <text:p text:style-name="P3"><text:soft-page-break/><text:tab/>esegui B</text:p>
      <text:p text:style-name="P3">if (C==giallo &amp;&amp; E==<text:span text:style-name="T1">verde</text:span>)</text:p>
      <text:p text:style-name="P3"><text:tab/>esegui C</text:p>
      <text:p text:style-name="P3">if (D==giallo &amp;&amp; Q==<text:span text:style-name="T1">verde</text:span>)</text:p>
      <text:p text:style-name="P3"><text:tab/>esegui D</text:p>
      <text:p text:style-name="P3">if (E==giallo &amp;&amp; C==<text:span text:style-name="T1">verde</text:span>)</text:p>
      <text:p text:style-name="P3"><text:tab/>esegui E</text:p>
      <text:p text:style-name="P3">if (F==giallo &amp;&amp; L==<text:span text:style-name="T1">verde</text:span>)</text:p>
      <text:p text:style-name="P3"><text:tab/>esegui F</text:p>
      <text:p text:style-name="P3">if (H==giallo &amp;&amp; R==<text:span text:style-name="T1">verde</text:span>)</text:p>
      <text:p text:style-name="P3"><text:tab/>esegui H</text:p>
      <text:p text:style-name="P3">if (I==giallo &amp;&amp; B== <text:span text:style-name="T1">verde)</text:span></text:p>
      <text:p text:style-name="P3"><text:tab/>esegui I</text:p>
      <text:p text:style-name="P3">if (J==giallo &amp;&amp; P==<text:span text:style-name="T1">verde</text:span>)</text:p>
      <text:p text:style-name="P3"><text:tab/>esegui J</text:p>
      <text:p text:style-name="P3">if (L==giallo &amp;&amp; F==<text:span text:style-name="T1">verde</text:span>)</text:p>
      <text:p text:style-name="P3"><text:tab/>esegui L</text:p>
      <text:p text:style-name="P3">if (M==giallo &amp;&amp; A<text:span text:style-name="T1">==verde</text:span>)</text:p>
      <text:p text:style-name="P3"><text:tab/>esegui M</text:p>
      <text:p text:style-name="P3">if (N==giallo &amp;&amp; T==<text:span text:style-name="T1">verde</text:span>)</text:p>
      <text:p text:style-name="P3"><text:tab/>esegui N</text:p>
      <text:p text:style-name="P3">if (O==giallo &amp;&amp; Y==<text:span text:style-name="T1">verde</text:span>)</text:p>
      <text:p text:style-name="P3"><text:tab/>esegui O</text:p>
      <text:p text:style-name="P3">if (P==giallo &amp;&amp; J==<text:span text:style-name="T1">verde</text:span>)</text:p>
      <text:p text:style-name="P3"><text:tab/>esegui P</text:p>
      <text:p text:style-name="P3">if (Q==giallo &amp;&amp; D==<text:span text:style-name="T1">verde</text:span>)</text:p>
      <text:p text:style-name="P3"><text:tab/>esegui Q</text:p>
      <text:p text:style-name="P3">if (R==giallo &amp;&amp; H==<text:span text:style-name="T1">verde</text:span>)</text:p>
      <text:p text:style-name="P3"><text:tab/>esegui R</text:p>
      <text:p text:style-name="P3">if (S==giallo &amp;&amp; Z==<text:span text:style-name="T1">verde</text:span>)</text:p>
      <text:p text:style-name="P3"><text:tab/>esegui S</text:p>
      <text:p text:style-name="P3">if (T==giallo &amp;&amp; N==<text:span text:style-name="T1">verde</text:span>)</text:p>
      <text:p text:style-name="P3"><text:tab/>esegui T</text:p>
      <text:p text:style-name="P3">if (Y==giallo &amp;&amp; O==<text:span text:style-name="T1">verde</text:span>)</text:p>
      <text:p text:style-name="P3"><text:tab/><text:span text:style-name="T1">sei a posto</text:span></text:p>
      <text:p text:style-name="P3">if (Z==giallo &amp;&amp; S==<text:span text:style-name="T1">verde</text:span>)</text:p>
      <text:p text:style-name="P3"><text:tab/>esegui Z</text:p>
      <text:p text:style-name="P3"/>
      <text:p text:style-name="P3">//<text:span text:style-name="T1">sistemare spigolo giallo-rosso</text:span></text:p>
      <text:p text:style-name="P3"/>
      <text:p text:style-name="P3">if (A==giallo &amp;&amp; M==<text:span text:style-name="T1">rosso</text:span>)</text:p>
      <text:p text:style-name="P3"><text:tab/>esegui A</text:p>
      <text:p text:style-name="P3">if (B==giallo &amp;&amp; I==<text:span text:style-name="T1">rosso</text:span>)</text:p>
      <text:p text:style-name="P3"><text:tab/>esegui B</text:p>
      <text:p text:style-name="P3">if (C==giallo &amp;&amp; E==<text:span text:style-name="T1">rosso</text:span>)</text:p>
      <text:p text:style-name="P3"><text:tab/>esegui C</text:p>
      <text:p text:style-name="P3">if (D==giallo &amp;&amp; Q==<text:span text:style-name="T1">rosso</text:span>)</text:p>
      <text:p text:style-name="P3"><text:tab/>esegui D</text:p>
      <text:p text:style-name="P3">if (E==giallo &amp;&amp; C==<text:span text:style-name="T1">rosso</text:span>)</text:p>
      <text:p text:style-name="P3"><text:tab/>esegui E</text:p>
      <text:p text:style-name="P3">if (F==giallo &amp;&amp; L==<text:span text:style-name="T1">rosso</text:span>)</text:p>
      <text:p text:style-name="P3"><text:tab/>esegui F</text:p>
      <text:p text:style-name="P3"><text:soft-page-break/>if (H==giallo &amp;&amp; R==<text:span text:style-name="T1">rosso</text:span>)</text:p>
      <text:p text:style-name="P3"><text:tab/>esegui H</text:p>
      <text:p text:style-name="P3">if (I==giallo &amp;&amp; B== <text:span text:style-name="T1">rosso)</text:span></text:p>
      <text:p text:style-name="P3"><text:tab/>esegui I</text:p>
      <text:p text:style-name="P3">if (J==giallo &amp;&amp; P==<text:span text:style-name="T1">rosso</text:span>)</text:p>
      <text:p text:style-name="P3"><text:tab/>esegui J</text:p>
      <text:p text:style-name="P3">if (L==giallo &amp;&amp; F==<text:span text:style-name="T1">rosso</text:span>)</text:p>
      <text:p text:style-name="P3"><text:tab/>esegui L</text:p>
      <text:p text:style-name="P3">if (M==giallo &amp;&amp; A<text:span text:style-name="T1">==rosso</text:span>)</text:p>
      <text:p text:style-name="P3"><text:tab/>esegui M</text:p>
      <text:p text:style-name="P3">if (N==giallo &amp;&amp; T==<text:span text:style-name="T1">rosso</text:span>)</text:p>
      <text:p text:style-name="P3"><text:tab/>esegui N</text:p>
      <text:p text:style-name="P3">if (P==giallo &amp;&amp; J==<text:span text:style-name="T1">rosso</text:span>)</text:p>
      <text:p text:style-name="P3"><text:tab/>esegui P</text:p>
      <text:p text:style-name="P3">if (Q==giallo &amp;&amp; D==<text:span text:style-name="T1">rosso</text:span>)</text:p>
      <text:p text:style-name="P3"><text:tab/>esegui Q</text:p>
      <text:p text:style-name="P3">if (R==giallo &amp;&amp; H==<text:span text:style-name="T1">rosso</text:span>)</text:p>
      <text:p text:style-name="P3"><text:tab/>esegui R</text:p>
      <text:p text:style-name="P3">if (S==giallo &amp;&amp; Z==<text:span text:style-name="T1">rosso</text:span>)</text:p>
      <text:p text:style-name="P3"><text:tab/>esegui S</text:p>
      <text:p text:style-name="P3">if (T==giallo &amp;&amp; N==<text:span text:style-name="T1">rosso</text:span>)</text:p>
      <text:p text:style-name="P3"><text:tab/>esegui T</text:p>
      <text:p text:style-name="P3">if (Z==giallo &amp;&amp; S==<text:span text:style-name="T1">rosso</text:span>)</text:p>
      <text:p text:style-name="P3"><text:tab/><text:span text:style-name="T1">sei a posto</text:span></text:p>
      <text:p text:style-name="P3"/>
      <text:p text:style-name="P3">//<text:span text:style-name="T2">sistemare lo spigolo blu-arancione</text:span></text:p>
      <text:p text:style-name="P3"/>
      <text:p text:style-name="P4">if ( (A==blu &amp;&amp; M==arancione) || (A==arancione &amp;&amp; M==blu) )</text:p>
      <text:p text:style-name="P4"><text:tab/>esegui A/M</text:p>
      <text:p text:style-name="P4">if ( (B==blu &amp;&amp; I==arancione) || (B==arancione &amp;&amp; I==blu) )</text:p>
      <text:p text:style-name="P4"><text:tab/><text:span text:style-name="T10">sei a posto</text:span></text:p>
      <text:p text:style-name="P4">if ( (C==blu &amp;&amp; E==arancione) || (C==arancione &amp;&amp; E==blu) )</text:p>
      <text:p text:style-name="P4"><text:tab/>esegui C/E</text:p>
      <text:p text:style-name="P4">if ( (D==blu &amp;&amp; Q==arancione) || (D==arancione &amp;&amp; Q==blu) )</text:p>
      <text:p text:style-name="P4"><text:tab/>esegui D/Q</text:p>
      <text:p text:style-name="P4">if ( (F==blu &amp;&amp; L==arancione) || (F==arancione &amp;&amp; L==blu) )</text:p>
      <text:p text:style-name="P4"><text:tab/>esegui F/L</text:p>
      <text:p text:style-name="P4">if ( (H==blu &amp;&amp; R==arancione) || (H==arancione &amp;&amp; R==blu) )</text:p>
      <text:p text:style-name="P4"><text:tab/>esegui H/R</text:p>
      <text:p text:style-name="P4">if ( (J==blu &amp;&amp; P==arancione) || (J==arancione &amp;&amp; P==blu) )</text:p>
      <text:p text:style-name="P4"><text:tab/>esegui J/P</text:p>
      <text:p text:style-name="P4">if ( (N==blu &amp;&amp; T==arancione) || (N==arancione &amp;&amp; T==blu) )</text:p>
      <text:p text:style-name="P4"><text:tab/>esegui N/T</text:p>
      <text:p text:style-name="P4"/>
      <text:p text:style-name="P4">//inserire la coppia blu-arancione</text:p>
      <text:p text:style-name="P4"/>
      <text:p text:style-name="P4">if (B*==blu)<text:tab/><text:tab/><text:tab/>*<text:span text:style-name="T3">B riferito allo spigolo, il resto delle lettere sono riferite agli angoli</text:span></text:p>
      <text:p text:style-name="P4">{</text:p>
      <text:p text:style-name="P4"><text:tab/><text:span text:style-name="T3">if (A==giallo &amp;&amp; N==arancione &amp;&amp; Q==blu)</text:span></text:p>
      <text:p text:style-name="P4"><text:tab/><text:tab/><text:span text:style-name="T3">esegui A</text:span></text:p>
      <text:p text:style-name="P5"><text:tab/><text:span text:style-name="T3">if (B==giallo &amp;&amp; J==arancione &amp;&amp; M==blu)</text:span></text:p>
      <text:p text:style-name="P5"><text:tab/><text:tab/><text:span text:style-name="T3">esegui B</text:span></text:p>
      <text:p text:style-name="P5"><text:soft-page-break/><text:tab/><text:span text:style-name="T3">if (C==giallo &amp;&amp; F==arancione &amp;&amp; I==blu)</text:span></text:p>
      <text:p text:style-name="P5"><text:tab/><text:tab/><text:span text:style-name="T3">esegui C</text:span></text:p>
      <text:p text:style-name="P5"><text:tab/><text:span text:style-name="T3">if (D==giallo &amp;&amp; R==arancione &amp;&amp; E==blu)</text:span></text:p>
      <text:p text:style-name="P5"><text:tab/><text:tab/><text:span text:style-name="T3">esegui D</text:span></text:p>
      <text:p text:style-name="P5"><text:tab/><text:span text:style-name="T3">if (E==giallo &amp;&amp; D==arancione &amp;&amp; R==blu)</text:span></text:p>
      <text:p text:style-name="P5"><text:tab/><text:tab/><text:span text:style-name="T3">esegui E</text:span></text:p>
      <text:p text:style-name="P5"><text:tab/><text:span text:style-name="T3">if (F==giallo &amp;&amp; I==arancione &amp;&amp; C==blu)</text:span></text:p>
      <text:p text:style-name="P5"><text:tab/><text:tab/><text:span text:style-name="T3">esegui F</text:span></text:p>
      <text:p text:style-name="P5"><text:tab/><text:span text:style-name="T3">if (G==giallo &amp;&amp; V==arancione &amp;&amp; L==blu)</text:span></text:p>
      <text:p text:style-name="P5"><text:tab/><text:tab/><text:span text:style-name="T3">esegui G</text:span></text:p>
      <text:p text:style-name="P5"><text:tab/><text:span text:style-name="T3">if (H==giallo &amp;&amp; S==arancione &amp;&amp; U==blu)</text:span></text:p>
      <text:p text:style-name="P5"><text:tab/><text:tab/><text:span text:style-name="T3">esegui H</text:span></text:p>
      <text:p text:style-name="P5"><text:tab/><text:span text:style-name="T3">if (I==giallo &amp;&amp; C==arancione &amp;&amp; F==blu)</text:span></text:p>
      <text:p text:style-name="P5"><text:tab/><text:tab/><text:span text:style-name="T3">esegui I</text:span></text:p>
      <text:p text:style-name="P5"><text:tab/><text:span text:style-name="T3">if (J==giallo &amp;&amp; M==arancione &amp;&amp; B==blu)</text:span></text:p>
      <text:p text:style-name="P5"><text:tab/><text:tab/><text:span text:style-name="T3">esegui J</text:span></text:p>
      <text:p text:style-name="P5"><text:tab/><text:span text:style-name="T3">if (K==giallo &amp;&amp; Y==arancione &amp;&amp; P==blu)</text:span></text:p>
      <text:p text:style-name="P5"><text:tab/><text:tab/><text:span text:style-name="T3">esegui K</text:span></text:p>
      <text:p text:style-name="P5"><text:tab/><text:span text:style-name="T3">if (L==giallo &amp;&amp; G==arancione &amp;&amp; V==blu)</text:span></text:p>
      <text:p text:style-name="P5"><text:tab/><text:tab/><text:span text:style-name="T3">esegui L</text:span></text:p>
      <text:p text:style-name="P5"><text:tab/><text:span text:style-name="T3">if (M==giallo &amp;&amp; B==arancione &amp;&amp; J==blu)</text:span></text:p>
      <text:p text:style-name="P5"><text:tab/><text:tab/><text:span text:style-name="T3">esegui M</text:span></text:p>
      <text:p text:style-name="P5"><text:tab/><text:span text:style-name="T3">if (N==giallo &amp;&amp; Q==arancione &amp;&amp; A==blu)</text:span></text:p>
      <text:p text:style-name="P5"><text:tab/><text:tab/><text:span text:style-name="T3">esegui N</text:span></text:p>
      <text:p text:style-name="P5"><text:tab/><text:span text:style-name="T3">if (O==giallo &amp;&amp; Z==arancione &amp;&amp; T==blu)</text:span></text:p>
      <text:p text:style-name="P5"><text:tab/><text:tab/><text:span text:style-name="T3">esegui O</text:span></text:p>
      <text:p text:style-name="P5"><text:tab/><text:span text:style-name="T3">if (P==giallo &amp;&amp; K==arancione &amp;&amp; Y==blu)</text:span></text:p>
      <text:p text:style-name="P5"><text:tab/><text:tab/><text:span text:style-name="T3">esegui P</text:span></text:p>
      <text:p text:style-name="P5"><text:tab/><text:span text:style-name="T3">if (Q==giallo &amp;&amp; A==arancione &amp;&amp; N==blu)</text:span></text:p>
      <text:p text:style-name="P5"><text:tab/><text:tab/><text:span text:style-name="T3">esegui Q</text:span></text:p>
      <text:p text:style-name="P5"><text:tab/><text:span text:style-name="T3">if (R==giallo &amp;&amp; E==arancione &amp;&amp; D==blu)</text:span></text:p>
      <text:p text:style-name="P5"><text:tab/><text:tab/><text:span text:style-name="T3">esegui R</text:span></text:p>
      <text:p text:style-name="P5"><text:tab/><text:span text:style-name="T3">if (S==giallo &amp;&amp; U==arancione &amp;&amp; H==blu)</text:span></text:p>
      <text:p text:style-name="P5"><text:tab/><text:tab/><text:span text:style-name="T3">esegui S</text:span></text:p>
      <text:p text:style-name="P5"><text:tab/><text:span text:style-name="T3">if (T==giallo &amp;&amp; O==arancione &amp;&amp; Z==blu)</text:span></text:p>
      <text:p text:style-name="P5"><text:tab/><text:tab/><text:span text:style-name="T3">esegui T</text:span></text:p>
      <text:p text:style-name="P5"><text:tab/><text:span text:style-name="T3">if (U==giallo &amp;&amp; H==arancione &amp;&amp; S==blu)</text:span></text:p>
      <text:p text:style-name="P5"><text:tab/><text:tab/><text:span text:style-name="T3">esegui U</text:span></text:p>
      <text:p text:style-name="P6"><text:tab/><text:span text:style-name="T3">if (V==giallo &amp;&amp; L==arancione &amp;&amp; G==blu)</text:span></text:p>
      <text:p text:style-name="P6"><text:tab/><text:tab/><text:span text:style-name="T3">esegui V</text:span></text:p>
      <text:p text:style-name="P6"><text:tab/><text:span text:style-name="T3">if (Y==giallo &amp;&amp; P==arancione &amp;&amp; K==blu)</text:span></text:p>
      <text:p text:style-name="P6"><text:tab/><text:tab/><text:span text:style-name="T3">esegui Y</text:span></text:p>
      <text:p text:style-name="P6"><text:tab/><text:span text:style-name="T3">if (Z==giallo &amp;&amp; T==arancione &amp;&amp; O==blu)</text:span></text:p>
      <text:p text:style-name="P6"><text:tab/><text:tab/><text:span text:style-name="T3">esegui Z</text:span></text:p>
      <text:p text:style-name="P13">}</text:p>
      <text:p text:style-name="P13">else</text:p>
      <text:p text:style-name="P13">{</text:p>
      <text:p text:style-name="P13"><text:tab/>[copia uguale identica dell’if però leggi gli algoritmi della colonna “spigolo orientato <text:tab/>incorrettamente”]</text:p>
      <text:p text:style-name="P13">}</text:p>
      <text:p text:style-name="P13"/>
      <text:p text:style-name="P17">y</text:p>
      <text:p text:style-name="P17"><text:soft-page-break/>//sistemare lo spigolo arancione-verde <text:span text:style-name="T4">(copia di quello blu-arancione con un caso in meno e cambiano i colori)</text:span></text:p>
      <text:p text:style-name="P17"/>
      <text:p text:style-name="P7">if ( (A==<text:span text:style-name="T8">arancione</text:span> &amp;&amp; M==<text:span text:style-name="T8">verde</text:span>) || (A==<text:span text:style-name="T8">verde</text:span> &amp;&amp; M==<text:span text:style-name="T8">arancione</text:span>) )</text:p>
      <text:p text:style-name="P7"><text:tab/>esegui A/M</text:p>
      <text:p text:style-name="P9">if ( (B== <text:span text:style-name="T8">arancione</text:span> &amp;&amp; I==<text:span text:style-name="T8">verde</text:span>) || (B==<text:span text:style-name="T8">verde</text:span> &amp;&amp; I==<text:span text:style-name="T8">arancione</text:span>) )</text:p>
      <text:p text:style-name="P7"><text:tab/><text:span text:style-name="T11">sei a posto</text:span></text:p>
      <text:p text:style-name="P9">if ( (C==<text:span text:style-name="T8">arancione</text:span> &amp;&amp; E==<text:span text:style-name="T8">verde</text:span>) || (C==<text:span text:style-name="T8">verde</text:span> &amp;&amp; E==<text:span text:style-name="T8">arancione</text:span>) )</text:p>
      <text:p text:style-name="P7"><text:tab/>esegui C/E</text:p>
      <text:p text:style-name="P9">if ( (D==<text:span text:style-name="T8">arancione</text:span> &amp;&amp; Q==<text:span text:style-name="T8">verde</text:span>) || (D==<text:span text:style-name="T8">verde</text:span> &amp;&amp; Q==<text:span text:style-name="T8">arancione</text:span>) )</text:p>
      <text:p text:style-name="P7"><text:tab/>esegui D/Q</text:p>
      <text:p text:style-name="P9">if ( (F==<text:span text:style-name="T8">arancione</text:span> &amp;&amp; L==<text:span text:style-name="T8">verde</text:span>) || (F==<text:span text:style-name="T8">verde</text:span> &amp;&amp; L==<text:span text:style-name="T8">arancione</text:span>) )</text:p>
      <text:p text:style-name="P7"><text:tab/>esegui F/L</text:p>
      <text:p text:style-name="P9">if ( (J==<text:span text:style-name="T8">arancione</text:span> &amp;&amp; P==<text:span text:style-name="T8">verde</text:span>) || (J==<text:span text:style-name="T8">verde</text:span> &amp;&amp; P==<text:span text:style-name="T8">arancione</text:span>) )</text:p>
      <text:p text:style-name="P7"><text:tab/>esegui J/P</text:p>
      <text:p text:style-name="P9">if ( (N==<text:span text:style-name="T8">arancione</text:span> &amp;&amp; T==<text:span text:style-name="T8">verde</text:span>) || (N==<text:span text:style-name="T8">verde</text:span> &amp;&amp; T==<text:span text:style-name="T8">arancione</text:span>) )</text:p>
      <text:p text:style-name="P7"><text:tab/>esegui N/T</text:p>
      <text:p text:style-name="P7"/>
      <text:p text:style-name="P18">//inserire la coppia arancione-verde (stesso concetto di quello blu-arancione)</text:p>
      <text:p text:style-name="P18"/>
      <text:p text:style-name="P7">if (B*==<text:span text:style-name="T7">arancione</text:span>)<text:tab/><text:tab/>*<text:span text:style-name="T3">B riferito allo spigolo, il resto delle lettere sono riferite agli angoli</text:span></text:p>
      <text:p text:style-name="P7">{</text:p>
      <text:p text:style-name="P7"><text:tab/><text:span text:style-name="T3">if (A==giallo &amp;&amp; N==verde &amp;&amp; Q==arancione)</text:span></text:p>
      <text:p text:style-name="P7"><text:tab/><text:tab/><text:span text:style-name="T3">esegui A</text:span></text:p>
      <text:p text:style-name="P7"><text:tab/><text:span text:style-name="T3">if (B==giallo &amp;&amp; J==verde &amp;&amp; M==arancione)</text:span></text:p>
      <text:p text:style-name="P7"><text:tab/><text:tab/><text:span text:style-name="T3">esegui B</text:span></text:p>
      <text:p text:style-name="P7"><text:tab/><text:span text:style-name="T3">if (C==giallo &amp;&amp; F==verde &amp;&amp; I==arancione)</text:span></text:p>
      <text:p text:style-name="P7"><text:tab/><text:tab/><text:span text:style-name="T3">esegui C</text:span></text:p>
      <text:p text:style-name="P7"><text:tab/><text:span text:style-name="T3">if (D==giallo &amp;&amp; R==verde &amp;&amp; E==arancione)</text:span></text:p>
      <text:p text:style-name="P7"><text:tab/><text:tab/><text:span text:style-name="T3">esegui D</text:span></text:p>
      <text:p text:style-name="P7"><text:tab/><text:span text:style-name="T3">if (E==giallo &amp;&amp; D==verde &amp;&amp; R==arancione)</text:span></text:p>
      <text:p text:style-name="P7"><text:tab/><text:tab/><text:span text:style-name="T3">esegui E</text:span></text:p>
      <text:p text:style-name="P7"><text:tab/><text:span text:style-name="T3">if (F==giallo &amp;&amp; I==verde &amp;&amp; C==arancione)</text:span></text:p>
      <text:p text:style-name="P7"><text:tab/><text:tab/><text:span text:style-name="T3">esegui F</text:span></text:p>
      <text:p text:style-name="P7"><text:tab/><text:span text:style-name="T3">if (G==giallo &amp;&amp; V==verde &amp;&amp; L==arancione)</text:span></text:p>
      <text:p text:style-name="P7"><text:tab/><text:tab/><text:span text:style-name="T3">esegui G</text:span></text:p>
      <text:p text:style-name="P7"><text:tab/><text:span text:style-name="T3">if (I==giallo &amp;&amp; C==verde &amp;&amp; F==arancione)</text:span></text:p>
      <text:p text:style-name="P7"><text:tab/><text:tab/><text:span text:style-name="T3">esegui I</text:span></text:p>
      <text:p text:style-name="P7"><text:tab/><text:span text:style-name="T3">if (J==giallo &amp;&amp; M==verde &amp;&amp; B==arancione)</text:span></text:p>
      <text:p text:style-name="P7"><text:tab/><text:tab/><text:span text:style-name="T3">esegui J</text:span></text:p>
      <text:p text:style-name="P7"><text:tab/><text:span text:style-name="T3">if (K==giallo &amp;&amp; Y==verde &amp;&amp; P==arancione)</text:span></text:p>
      <text:p text:style-name="P7"><text:tab/><text:tab/><text:span text:style-name="T3">esegui K</text:span></text:p>
      <text:p text:style-name="P7"><text:tab/><text:span text:style-name="T3">if (L==giallo &amp;&amp; G==</text:span><text:span text:style-name="T5">verde</text:span><text:span text:style-name="T3"> &amp;&amp; V==arancione)</text:span></text:p>
      <text:p text:style-name="P7"><text:tab/><text:tab/><text:span text:style-name="T3">esegui L</text:span></text:p>
      <text:p text:style-name="P7"><text:tab/><text:span text:style-name="T3">if (M==giallo &amp;&amp; B==</text:span><text:span text:style-name="T5">verde</text:span><text:span text:style-name="T3"> &amp;&amp; J==arancione)</text:span></text:p>
      <text:p text:style-name="P7"><text:tab/><text:tab/><text:span text:style-name="T3">esegui M</text:span></text:p>
      <text:p text:style-name="P7"><text:tab/><text:span text:style-name="T3">if (N==giallo &amp;&amp; Q==verde &amp;&amp; A==arancione)</text:span></text:p>
      <text:p text:style-name="P7"><text:tab/><text:tab/><text:span text:style-name="T3">esegui N</text:span></text:p>
      <text:p text:style-name="P7"><text:tab/><text:span text:style-name="T3">if (O==giallo &amp;&amp; Z==verde &amp;&amp; T==arancione)</text:span></text:p>
      <text:p text:style-name="P7"><text:tab/><text:tab/><text:span text:style-name="T3">esegui O</text:span></text:p>
      <text:p text:style-name="P7"><text:tab/><text:span text:style-name="T3">if (P==giallo &amp;&amp; K==verde &amp;&amp; Y==arancione)</text:span></text:p>
      <text:p text:style-name="P7"><text:tab/><text:tab/><text:span text:style-name="T3">esegui P</text:span></text:p>
      <text:p text:style-name="P7"><text:soft-page-break/><text:tab/><text:span text:style-name="T3">if (Q==giallo &amp;&amp; A==verde &amp;&amp; N==arancione)</text:span></text:p>
      <text:p text:style-name="P7"><text:tab/><text:tab/><text:span text:style-name="T3">esegui Q</text:span></text:p>
      <text:p text:style-name="P7"><text:tab/><text:span text:style-name="T3">if (R==giallo &amp;&amp; E==verde &amp;&amp; D==arancione)</text:span></text:p>
      <text:p text:style-name="P7"><text:tab/><text:tab/><text:span text:style-name="T3">esegui R</text:span></text:p>
      <text:p text:style-name="P7"><text:tab/><text:span text:style-name="T3">if (T==giallo &amp;&amp; O==verde &amp;&amp; Z==arancione)</text:span></text:p>
      <text:p text:style-name="P7"><text:tab/><text:tab/><text:span text:style-name="T3">esegui T</text:span></text:p>
      <text:p text:style-name="P7"><text:tab/><text:span text:style-name="T3">if (V==giallo &amp;&amp; L==verde &amp;&amp; G==arancione)</text:span></text:p>
      <text:p text:style-name="P7"><text:tab/><text:tab/><text:span text:style-name="T3">esegui V</text:span></text:p>
      <text:p text:style-name="P7"><text:tab/><text:span text:style-name="T3">if (Y==giallo &amp;&amp; P==verde &amp;&amp; K==arancione)</text:span></text:p>
      <text:p text:style-name="P7"><text:tab/><text:tab/><text:span text:style-name="T3">esegui Y</text:span></text:p>
      <text:p text:style-name="P7"><text:tab/><text:span text:style-name="T3">if (Z==giallo &amp;&amp; T==verde &amp;&amp; O==arancione)</text:span></text:p>
      <text:p text:style-name="P7"><text:tab/><text:tab/><text:span text:style-name="T3">esegui Z</text:span></text:p>
      <text:p text:style-name="P14">}</text:p>
      <text:p text:style-name="P14">else</text:p>
      <text:p text:style-name="P14">{</text:p>
      <text:p text:style-name="P14"><text:tab/>[copia uguale identica dell’if però leggi gli algoritmi della colonna “spigolo orientato <text:tab/>incorrettamente”]</text:p>
      <text:p text:style-name="P14">}</text:p>
      <text:p text:style-name="P14"/>
      <text:p text:style-name="P19">y</text:p>
      <text:p text:style-name="P19"/>
      <text:p text:style-name="P19">//sistemare lo spigolo verde-rosso (copia di quello arancione-verde ma con un caso in meno <text:span text:style-name="T8">e cambiano i colori</text:span>)</text:p>
      <text:p text:style-name="P19"/>
      <text:p text:style-name="P9">if ( (A==<text:span text:style-name="T8">verde</text:span> &amp;&amp; M==<text:span text:style-name="T8">rosso</text:span>) || (A==<text:span text:style-name="T8">rosso</text:span> &amp;&amp; M==<text:span text:style-name="T8">verde</text:span>) )</text:p>
      <text:p text:style-name="P8"><text:tab/>esegui A/M</text:p>
      <text:p text:style-name="P9">if ( (B==<text:span text:style-name="T8">verde</text:span> &amp;&amp; I==<text:span text:style-name="T8">rosso</text:span>) || (B==<text:span text:style-name="T8">rosso</text:span> &amp;&amp; I==<text:span text:style-name="T8">verde</text:span>) )</text:p>
      <text:p text:style-name="P8"><text:tab/>esegui B/I</text:p>
      <text:p text:style-name="P9">if ( (C==<text:span text:style-name="T8">verde</text:span> &amp;&amp; E==<text:span text:style-name="T8">rosso</text:span>) || (C==<text:span text:style-name="T8">rosso</text:span> &amp;&amp; E==<text:span text:style-name="T8">verde</text:span>) )</text:p>
      <text:p text:style-name="P8"><text:tab/>esegui C/E</text:p>
      <text:p text:style-name="P9">if ( (D==<text:span text:style-name="T8">verde</text:span> &amp;&amp; Q==<text:span text:style-name="T8">rosso</text:span>) || (D==<text:span text:style-name="T8">rosso</text:span> &amp;&amp; Q==<text:span text:style-name="T8">verde</text:span>) )</text:p>
      <text:p text:style-name="P8"><text:tab/>esegui D/Q</text:p>
      <text:p text:style-name="P9">if ( (F==<text:span text:style-name="T8">verde</text:span> &amp;&amp; L==<text:span text:style-name="T8">rosso</text:span>) || (F==<text:span text:style-name="T8">rosso</text:span> &amp;&amp; L==<text:span text:style-name="T8">verde</text:span>) )</text:p>
      <text:p text:style-name="P8"><text:tab/>esegui F/L</text:p>
      <text:p text:style-name="P9">if ( (J==<text:span text:style-name="T8">verde</text:span> &amp;&amp; P==<text:span text:style-name="T8">rosso</text:span>) || (J==<text:span text:style-name="T8">rosso</text:span> &amp;&amp; P==<text:span text:style-name="T8">verde</text:span>) )</text:p>
      <text:p text:style-name="P8"><text:tab/>esegui J/P</text:p>
      <text:p text:style-name="P8"/>
      <text:p text:style-name="P8">//<text:span text:style-name="T7">inserire la coppia verde-rosso (di nuovo stesso concetto dell’altro)</text:span></text:p>
      <text:p text:style-name="P8"/>
      <text:p text:style-name="P8">if (B*==<text:span text:style-name="T7">verde</text:span>)<text:tab/><text:tab/>*<text:span text:style-name="T3">B riferito allo spigolo, il resto delle lettere sono riferite agli angoli</text:span></text:p>
      <text:p text:style-name="P8">{</text:p>
      <text:p text:style-name="P8"><text:tab/><text:span text:style-name="T3">if (A==giallo &amp;&amp; N==rosso &amp;&amp; Q==verde)</text:span></text:p>
      <text:p text:style-name="P8"><text:tab/><text:tab/><text:span text:style-name="T3">esegui A</text:span></text:p>
      <text:p text:style-name="P8"><text:tab/><text:span text:style-name="T3">if (B==giallo &amp;&amp; J==rosso &amp;&amp; M==verde)</text:span></text:p>
      <text:p text:style-name="P8"><text:tab/><text:tab/><text:span text:style-name="T3">esegui B</text:span></text:p>
      <text:p text:style-name="P12"><text:tab/><text:span text:style-name="T3">if (C==giallo &amp;&amp; F==rosso &amp;&amp; I==verde)</text:span></text:p>
      <text:p text:style-name="P8"><text:tab/><text:tab/><text:span text:style-name="T3">esegui C</text:span></text:p>
      <text:p text:style-name="P12"><text:tab/><text:span text:style-name="T3">if (D==giallo &amp;&amp; R==rosso &amp;&amp; E==verde)</text:span></text:p>
      <text:p text:style-name="P8"><text:tab/><text:tab/><text:span text:style-name="T3">esegui D</text:span></text:p>
      <text:p text:style-name="P12"><text:tab/><text:span text:style-name="T3">if (E==giallo &amp;&amp; D==rosso &amp;&amp; R==verde)</text:span></text:p>
      <text:p text:style-name="P8"><text:tab/><text:tab/><text:span text:style-name="T3">esegui E</text:span></text:p>
      <text:p text:style-name="P12"><text:tab/><text:span text:style-name="T3">if (F==giallo &amp;&amp; I==rosso &amp;&amp; C==verde)</text:span></text:p>
      <text:p text:style-name="P8"><text:soft-page-break/><text:tab/><text:tab/><text:span text:style-name="T3">esegui F</text:span></text:p>
      <text:p text:style-name="P12"><text:tab/><text:span text:style-name="T3">if (G==giallo &amp;&amp; V==rosso &amp;&amp; L==verde)</text:span></text:p>
      <text:p text:style-name="P8"><text:tab/><text:tab/><text:span text:style-name="T3">esegui G</text:span></text:p>
      <text:p text:style-name="P12"><text:tab/><text:span text:style-name="T3">if (I==giallo &amp;&amp; C==rosso &amp;&amp; F==verde)</text:span></text:p>
      <text:p text:style-name="P8"><text:tab/><text:tab/><text:span text:style-name="T3">esegui I</text:span></text:p>
      <text:p text:style-name="P12"><text:tab/><text:span text:style-name="T3">if (J==giallo &amp;&amp; M==rosso &amp;&amp; B==verde)</text:span></text:p>
      <text:p text:style-name="P8"><text:tab/><text:tab/><text:span text:style-name="T3">esegui J</text:span></text:p>
      <text:p text:style-name="P12"><text:tab/><text:span text:style-name="T3">if (K==giallo &amp;&amp; Y==rosso &amp;&amp; P==verde)</text:span></text:p>
      <text:p text:style-name="P8"><text:tab/><text:tab/><text:span text:style-name="T3">esegui K</text:span></text:p>
      <text:p text:style-name="P12"><text:tab/><text:span text:style-name="T3">if (L==giallo &amp;&amp; G==</text:span><text:span text:style-name="T6">rosso</text:span><text:span text:style-name="T3"> &amp;&amp; V==verde)</text:span></text:p>
      <text:p text:style-name="P8"><text:tab/><text:tab/><text:span text:style-name="T3">esegui L</text:span></text:p>
      <text:p text:style-name="P12"><text:tab/><text:span text:style-name="T3">if (M==giallo &amp;&amp; B==</text:span><text:span text:style-name="T6">rosso</text:span><text:span text:style-name="T3"> &amp;&amp; J==verde)</text:span></text:p>
      <text:p text:style-name="P8"><text:tab/><text:tab/><text:span text:style-name="T3">esegui M</text:span></text:p>
      <text:p text:style-name="P12"><text:tab/><text:span text:style-name="T3">if (N==giallo &amp;&amp; Q==rosso &amp;&amp; A==verde)</text:span></text:p>
      <text:p text:style-name="P8"><text:tab/><text:tab/><text:span text:style-name="T3">esegui N</text:span></text:p>
      <text:p text:style-name="P12"><text:tab/><text:span text:style-name="T3">if (P==giallo &amp;&amp; K==rosso &amp;&amp; Y==verde)</text:span></text:p>
      <text:p text:style-name="P8"><text:tab/><text:tab/><text:span text:style-name="T3">esegui P</text:span></text:p>
      <text:p text:style-name="P12"><text:tab/><text:span text:style-name="T3">if (Q==giallo &amp;&amp; A==rosso &amp;&amp; N==verde)</text:span></text:p>
      <text:p text:style-name="P8"><text:tab/><text:tab/><text:span text:style-name="T3">esegui Q</text:span></text:p>
      <text:p text:style-name="P12"><text:tab/><text:span text:style-name="T3">if (R==giallo &amp;&amp; E==rosso &amp;&amp; D==verde)</text:span></text:p>
      <text:p text:style-name="P8"><text:tab/><text:tab/><text:span text:style-name="T3">esegui R</text:span></text:p>
      <text:p text:style-name="P12"><text:tab/><text:span text:style-name="T3">if (V==giallo &amp;&amp; L==rosso &amp;&amp; G==verde)</text:span></text:p>
      <text:p text:style-name="P8"><text:tab/><text:tab/><text:span text:style-name="T3">esegui V</text:span></text:p>
      <text:p text:style-name="P12"><text:tab/><text:span text:style-name="T3">if (Y==giallo &amp;&amp; P==rosso &amp;&amp; K==verde)</text:span></text:p>
      <text:p text:style-name="P8"><text:tab/><text:tab/><text:span text:style-name="T3">esegui Y</text:span></text:p>
      <text:p text:style-name="P15">}</text:p>
      <text:p text:style-name="P15">else</text:p>
      <text:p text:style-name="P15">{</text:p>
      <text:p text:style-name="P15"><text:tab/>[copia uguale identica dell’if però leggi gli algoritmi della colonna “spigolo orientato <text:tab/>incorrettamente”]</text:p>
      <text:p text:style-name="P15">}</text:p>
      <text:p text:style-name="P15"/>
      <text:p text:style-name="P19">y</text:p>
      <text:p text:style-name="P19"/>
      <text:p text:style-name="P19">//sistemare lo spigolo rosso-blu (ebbene si, <text:span text:style-name="T8">caso in meno e cambiano i colori</text:span>)</text:p>
      <text:p text:style-name="P19"/>
      <text:p text:style-name="P9">if ( (A==<text:span text:style-name="T8">rosso</text:span> &amp;&amp; M==<text:span text:style-name="T7">blu</text:span>) || (A==<text:span text:style-name="T7">blu</text:span> &amp;&amp; M==<text:span text:style-name="T8">rosso</text:span>) )</text:p>
      <text:p text:style-name="P8"><text:tab/>esegui A/M</text:p>
      <text:p text:style-name="P9">if ( (B==<text:span text:style-name="T8">rosso</text:span> &amp;&amp; I==<text:span text:style-name="T7">blu</text:span>) || (B==<text:span text:style-name="T7">blu</text:span> &amp;&amp; I==<text:span text:style-name="T8">rosso</text:span>) )</text:p>
      <text:p text:style-name="P8"><text:tab/>esegui B/I</text:p>
      <text:p text:style-name="P9">if ( (C==<text:span text:style-name="T8">rosso</text:span> &amp;&amp; E==<text:span text:style-name="T7">blu</text:span>) || (C==<text:span text:style-name="T7">blu</text:span> &amp;&amp; E==<text:span text:style-name="T8">rosso</text:span>) )</text:p>
      <text:p text:style-name="P8"><text:tab/>esegui C/E</text:p>
      <text:p text:style-name="P9">if ( (D==<text:span text:style-name="T8">rosso</text:span> &amp;&amp; Q==<text:span text:style-name="T7">blu</text:span>) || (D==<text:span text:style-name="T7">blu</text:span> &amp;&amp; Q==<text:span text:style-name="T8">rosso</text:span>) )</text:p>
      <text:p text:style-name="P8"><text:tab/>esegui D/Q</text:p>
      <text:p text:style-name="P9">if ( (F==<text:span text:style-name="T8">rosso</text:span> &amp;&amp; L==<text:span text:style-name="T7">blu</text:span>) || (F==<text:span text:style-name="T7">blu</text:span> &amp;&amp; L==<text:span text:style-name="T8">rosso</text:span>) )</text:p>
      <text:p text:style-name="P8"><text:tab/>esegui F/L</text:p>
      <text:p text:style-name="P8"/>
      <text:p text:style-name="P20">//inserire la coppia rosso-blu (ormai non serve più che te lo dica)</text:p>
      <text:p text:style-name="P8"/>
      <text:p text:style-name="P10">if (B*==<text:span text:style-name="T9">rosso</text:span>)<text:tab/><text:tab/>*<text:span text:style-name="T3">B riferito allo spigolo, il resto delle lettere sono riferite agli angoli</text:span></text:p>
      <text:p text:style-name="P10">{</text:p>
      <text:p text:style-name="P10"><text:tab/><text:span text:style-name="T3">if (A==giallo &amp;&amp; N==blu &amp;&amp; Q==rosso)</text:span></text:p>
      <text:p text:style-name="P10"><text:soft-page-break/><text:tab/><text:tab/><text:span text:style-name="T3">esegui A</text:span></text:p>
      <text:p text:style-name="P10"><text:tab/><text:span text:style-name="T3">if (B==giallo &amp;&amp; J==blu &amp;&amp; M==rosso)</text:span></text:p>
      <text:p text:style-name="P10"><text:tab/><text:tab/><text:span text:style-name="T3">esegui B</text:span></text:p>
      <text:p text:style-name="P10"><text:tab/><text:span text:style-name="T3">if (C==giallo &amp;&amp; F==blu &amp;&amp; I==rosso)</text:span></text:p>
      <text:p text:style-name="P10"><text:tab/><text:tab/><text:span text:style-name="T3">esegui C</text:span></text:p>
      <text:p text:style-name="P11"><text:tab/><text:span text:style-name="T3">if (D==giallo &amp;&amp; R==blu &amp;&amp; E==rosso)</text:span></text:p>
      <text:p text:style-name="P10"><text:tab/><text:tab/><text:span text:style-name="T3">esegui D</text:span></text:p>
      <text:p text:style-name="P11"><text:tab/><text:span text:style-name="T3">if (E==giallo &amp;&amp; D==blu &amp;&amp; R==rosso)</text:span></text:p>
      <text:p text:style-name="P10"><text:tab/><text:tab/><text:span text:style-name="T3">esegui E</text:span></text:p>
      <text:p text:style-name="P11"><text:tab/><text:span text:style-name="T3">if (F==giallo &amp;&amp; I==blu &amp;&amp; C==rosso)</text:span></text:p>
      <text:p text:style-name="P10"><text:tab/><text:tab/><text:span text:style-name="T3">esegui F</text:span></text:p>
      <text:p text:style-name="P11"><text:tab/><text:span text:style-name="T3">if (G==giallo &amp;&amp; V==blu &amp;&amp; L==rosso)</text:span></text:p>
      <text:p text:style-name="P10"><text:tab/><text:tab/><text:span text:style-name="T3">esegui G</text:span></text:p>
      <text:p text:style-name="P11"><text:tab/><text:span text:style-name="T3">if (I==giallo &amp;&amp; C==blu &amp;&amp; F==rosso)</text:span></text:p>
      <text:p text:style-name="P10"><text:tab/><text:tab/><text:span text:style-name="T3">esegui I</text:span></text:p>
      <text:p text:style-name="P11"><text:tab/><text:span text:style-name="T3">if (J==giallo &amp;&amp; M==blu &amp;&amp; B==rosso)</text:span></text:p>
      <text:p text:style-name="P10"><text:tab/><text:tab/><text:span text:style-name="T3">esegui J</text:span></text:p>
      <text:p text:style-name="P11"><text:tab/><text:span text:style-name="T3">if (L==giallo &amp;&amp; G==</text:span><text:span text:style-name="T6">blu</text:span><text:span text:style-name="T3"> &amp;&amp; V==rosso)</text:span></text:p>
      <text:p text:style-name="P10"><text:tab/><text:tab/><text:span text:style-name="T3">esegui L</text:span></text:p>
      <text:p text:style-name="P11"><text:tab/><text:span text:style-name="T3">if (M==giallo &amp;&amp; B==</text:span><text:span text:style-name="T6">blu</text:span><text:span text:style-name="T3"> &amp;&amp; J==rosso)</text:span></text:p>
      <text:p text:style-name="P10"><text:tab/><text:tab/><text:span text:style-name="T3">esegui M</text:span></text:p>
      <text:p text:style-name="P11"><text:tab/><text:span text:style-name="T3">if (N==giallo &amp;&amp; Q==blu &amp;&amp; A==rosso)</text:span></text:p>
      <text:p text:style-name="P10"><text:tab/><text:tab/><text:span text:style-name="T3">esegui N</text:span></text:p>
      <text:p text:style-name="P11"><text:tab/><text:span text:style-name="T3">if (Q==giallo &amp;&amp; A==blu &amp;&amp; N==rosso)</text:span></text:p>
      <text:p text:style-name="P10"><text:tab/><text:tab/><text:span text:style-name="T3">esegui Q</text:span></text:p>
      <text:p text:style-name="P11"><text:tab/><text:span text:style-name="T3">if (R==giallo &amp;&amp; E==blu &amp;&amp; D==rosso)</text:span></text:p>
      <text:p text:style-name="P10"><text:tab/><text:tab/><text:span text:style-name="T3">esegui R</text:span></text:p>
      <text:p text:style-name="P11"><text:tab/><text:span text:style-name="T3">if (V==giallo &amp;&amp; L==blu &amp;&amp; G==rosso)</text:span></text:p>
      <text:p text:style-name="P10"><text:tab/><text:tab/><text:span text:style-name="T3">esegui V</text:span></text:p>
      <text:p text:style-name="P16">}</text:p>
      <text:p text:style-name="P16">else</text:p>
      <text:p text:style-name="P16">{</text:p>
      <text:p text:style-name="P16"><text:tab/>[copia uguale identica dell’if però leggi gli algoritmi della colonna “spigolo orientato <text:tab/>incorrettamente”]</text:p>
      <text:p text:style-name="P16">}</text:p>
      <text:p text:style-name="P16"/>
      <text:p text:style-name="P21">y</text:p>
      <text:p text:style-name="P21"/>
      <text:p text:style-name="P22">//<text:span text:style-name="T12">controllo spigoli nell’oll e AUF per dimezzare i casi</text:span></text:p>
      <text:p text:style-name="P22"/>
      <text:p text:style-name="P23">if (A==bianco)</text:p>
      <text:p text:style-name="P23">{</text:p>
      <text:p text:style-name="P23"><text:tab/>if (B==bianco)</text:p>
      <text:p text:style-name="P23"><text:tab/>{</text:p>
      <text:p text:style-name="P23"><text:tab/><text:tab/>if (C==bianco)</text:p>
      <text:p text:style-name="P23"><text:tab/><text:tab/><text:tab/><text:span text:style-name="T13">tipologia=cross</text:span></text:p>
      <text:p text:style-name="P23"><text:tab/><text:tab/>else</text:p>
      <text:p text:style-name="P23"><text:tab/><text:tab/><text:tab/>esegui <text:span text:style-name="T15">U’</text:span></text:p>
      <text:p text:style-name="P23"><text:tab/><text:tab/><text:tab/><text:span text:style-name="T13">tipologia=L</text:span></text:p>
      <text:p text:style-name="P23"><text:tab/>}</text:p>
      <text:p text:style-name="P23"><text:tab/>else</text:p>
      <text:p text:style-name="P23"><text:tab/>{</text:p>
      <text:p text:style-name="P23"><text:soft-page-break/><text:tab/><text:tab/>if (C==bianco)</text:p>
      <text:p text:style-name="P23"><text:tab/><text:tab/><text:tab/>esegui <text:span text:style-name="T15">U</text:span></text:p>
      <text:p text:style-name="P23"><text:tab/><text:tab/><text:tab/><text:span text:style-name="T13">tipologia=I</text:span></text:p>
      <text:p text:style-name="P23"><text:tab/><text:tab/>else</text:p>
      <text:p text:style-name="P23"><text:tab/><text:tab/><text:tab/><text:span text:style-name="T13">tipologia=L</text:span></text:p>
      <text:p text:style-name="P23"><text:tab/>}</text:p>
      <text:p text:style-name="P23">}</text:p>
      <text:p text:style-name="P23">else</text:p>
      <text:p text:style-name="P23">{</text:p>
      <text:p text:style-name="P23"><text:tab/>if (B==bianco)</text:p>
      <text:p text:style-name="P23"><text:tab/>{</text:p>
      <text:p text:style-name="P23"><text:tab/><text:tab/>if (C==bianco)</text:p>
      <text:p text:style-name="P23"><text:tab/><text:tab/><text:tab/>esegui <text:span text:style-name="T15">U2</text:span></text:p>
      <text:p text:style-name="P23"><text:tab/><text:tab/><text:tab/><text:span text:style-name="T13">tipologia=L</text:span></text:p>
      <text:p text:style-name="P23"><text:tab/><text:tab/>else</text:p>
      <text:p text:style-name="P23"><text:tab/><text:tab/><text:tab/><text:span text:style-name="T13">tipologia=I</text:span></text:p>
      <text:p text:style-name="P23"><text:tab/>}</text:p>
      <text:p text:style-name="P23"><text:tab/>else</text:p>
      <text:p text:style-name="P23"><text:tab/>{</text:p>
      <text:p text:style-name="P23"><text:tab/><text:tab/>if (C==bianco)</text:p>
      <text:p text:style-name="P23"><text:tab/><text:tab/><text:tab/>esegui <text:span text:style-name="T15">U</text:span></text:p>
      <text:p text:style-name="P23"><text:tab/><text:tab/><text:tab/><text:span text:style-name="T13">tipologia=L</text:span></text:p>
      <text:p text:style-name="P23"><text:tab/><text:tab/>else</text:p>
      <text:p text:style-name="P23"><text:tab/><text:tab/><text:tab/><text:span text:style-name="T13">tipologia=dot</text:span></text:p>
      <text:p text:style-name="P23"><text:tab/>}</text:p>
      <text:p text:style-name="P23">}</text:p>
      <text:p text:style-name="P23"/>
      <text:p text:style-name="P23">//<text:span text:style-name="T14">controllo angoli dell’oll</text:span></text:p>
      <text:p text:style-name="P23"/>
      <text:p text:style-name="P45">A=1<text:tab/>B=1<text:tab/>C=1</text:p>
      <text:p text:style-name="P45">N=2<text:tab/>J=2<text:tab/><text:span text:style-name="T26">F=2</text:span></text:p>
      <text:p text:style-name="P46">Q=3<text:tab/>M=3<text:tab/>I=3</text:p>
      <text:p text:style-name="P23"/>
      <text:p text:style-name="P23"/>
      <text:p text:style-name="P24">if (A==bianco)</text:p>
      <text:p text:style-name="P24"><text:tab/>if (B==bianco)</text:p>
      <text:p text:style-name="P24"><text:tab/><text:tab/>if (C==bianco)</text:p>
      <text:p text:style-name="P24"><text:tab/><text:tab/><text:tab/>case=ABC</text:p>
      <text:p text:style-name="P24"><text:tab/><text:tab/>if (F==bianco)</text:p>
      <text:p text:style-name="P24"><text:tab/><text:tab/><text:tab/>case=ABF</text:p>
      <text:p text:style-name="P24"><text:tab/><text:tab/>if (I==bianco)</text:p>
      <text:p text:style-name="P24"><text:tab/><text:tab/><text:tab/>case=ABI</text:p>
      <text:p text:style-name="P24"><text:tab/>if (J==bianco)</text:p>
      <text:p text:style-name="P24"><text:tab/><text:tab/>if (C==bianco)</text:p>
      <text:p text:style-name="P24"><text:tab/><text:tab/><text:tab/>case=AJC</text:p>
      <text:p text:style-name="P24"><text:tab/><text:tab/>if (F==bianco)</text:p>
      <text:p text:style-name="P24"><text:tab/><text:tab/><text:tab/>case=AJF</text:p>
      <text:p text:style-name="P24"><text:tab/><text:tab/>if (I==bianco)</text:p>
      <text:p text:style-name="P24"><text:tab/><text:tab/><text:tab/>case=AJI</text:p>
      <text:p text:style-name="P24"><text:tab/>if (M==bianco)</text:p>
      <text:p text:style-name="P24"><text:tab/><text:tab/>if (C==bianco)</text:p>
      <text:p text:style-name="P24"><text:tab/><text:tab/><text:tab/>case=AMC</text:p>
      <text:p text:style-name="P24"><text:soft-page-break/><text:tab/><text:tab/>if (F==bianco)</text:p>
      <text:p text:style-name="P24"><text:tab/><text:tab/><text:tab/>case=AMF</text:p>
      <text:p text:style-name="P24"><text:tab/><text:tab/>if (I==bianco)</text:p>
      <text:p text:style-name="P24"><text:tab/><text:tab/><text:tab/>case=AMI</text:p>
      <text:p text:style-name="P26">if (N==bianco)</text:p>
      <text:p text:style-name="P27"><text:tab/><text:span text:style-name="T14">if (B==bianco)</text:span></text:p>
      <text:p text:style-name="P25"><text:tab/><text:tab/>if (C==bianco)</text:p>
      <text:p text:style-name="P25"><text:tab/><text:tab/><text:tab/>case=<text:span text:style-name="T15">N</text:span>BC</text:p>
      <text:p text:style-name="P25"><text:tab/><text:tab/>if (F==bianco)</text:p>
      <text:p text:style-name="P25"><text:tab/><text:tab/><text:tab/>case=<text:span text:style-name="T15">N</text:span>BF</text:p>
      <text:p text:style-name="P25"><text:tab/><text:tab/>if (I==bianco)</text:p>
      <text:p text:style-name="P25"><text:tab/><text:tab/><text:tab/>case=<text:span text:style-name="T15">N</text:span>BI</text:p>
      <text:p text:style-name="P25"><text:tab/>if (J==bianco)</text:p>
      <text:p text:style-name="P25"><text:tab/><text:tab/>if (C==bianco)</text:p>
      <text:p text:style-name="P25"><text:tab/><text:tab/><text:tab/>case=<text:span text:style-name="T15">N</text:span>JC</text:p>
      <text:p text:style-name="P25"><text:tab/><text:tab/>if (F==bianco)</text:p>
      <text:p text:style-name="P25"><text:tab/><text:tab/><text:tab/>case=<text:span text:style-name="T15">N</text:span>JF</text:p>
      <text:p text:style-name="P25"><text:tab/><text:tab/>if (I==bianco)</text:p>
      <text:p text:style-name="P25"><text:tab/><text:tab/><text:tab/>case=<text:span text:style-name="T15">N</text:span>JI</text:p>
      <text:p text:style-name="P25"><text:tab/>if (M==bianco)</text:p>
      <text:p text:style-name="P25"><text:tab/><text:tab/>if (C==bianco)</text:p>
      <text:p text:style-name="P25"><text:tab/><text:tab/><text:tab/>case=<text:span text:style-name="T15">N</text:span>MC</text:p>
      <text:p text:style-name="P25"><text:tab/><text:tab/>if (F==bianco)</text:p>
      <text:p text:style-name="P25"><text:tab/><text:tab/><text:tab/>case=<text:span text:style-name="T15">N</text:span>MF</text:p>
      <text:p text:style-name="P25"><text:tab/><text:tab/>if (I==bianco)</text:p>
      <text:p text:style-name="P25"><text:tab/><text:tab/><text:tab/>case=<text:span text:style-name="T15">N</text:span>MI</text:p>
      <text:p text:style-name="P27">if (Q=<text:span text:style-name="T25">=</text:span>bianco)</text:p>
      <text:p text:style-name="P27"><text:tab/><text:span text:style-name="T14">if (B==bianco)</text:span></text:p>
      <text:p text:style-name="P25"><text:tab/><text:tab/>if (C==bianco)</text:p>
      <text:p text:style-name="P25"><text:tab/><text:tab/><text:tab/>case=<text:span text:style-name="T15">Q</text:span>BC</text:p>
      <text:p text:style-name="P25"><text:tab/><text:tab/>if (F==bianco)</text:p>
      <text:p text:style-name="P25"><text:tab/><text:tab/><text:tab/>case=<text:span text:style-name="T15">Q</text:span>BF</text:p>
      <text:p text:style-name="P25"><text:tab/><text:tab/>if (I==bianco)</text:p>
      <text:p text:style-name="P25"><text:tab/><text:tab/><text:tab/>case=<text:span text:style-name="T15">Q</text:span>BI</text:p>
      <text:p text:style-name="P25"><text:tab/>if (J==bianco)</text:p>
      <text:p text:style-name="P25"><text:tab/><text:tab/>if (C==bianco)</text:p>
      <text:p text:style-name="P25"><text:tab/><text:tab/><text:tab/>case=<text:span text:style-name="T15">Q</text:span>JC</text:p>
      <text:p text:style-name="P25"><text:tab/><text:tab/>if (F==bianco)</text:p>
      <text:p text:style-name="P25"><text:tab/><text:tab/><text:tab/>case=<text:span text:style-name="T15">Q</text:span>JF</text:p>
      <text:p text:style-name="P25"><text:tab/><text:tab/>if (I==bianco)</text:p>
      <text:p text:style-name="P25"><text:tab/><text:tab/><text:tab/>case=<text:span text:style-name="T15">Q</text:span>JI</text:p>
      <text:p text:style-name="P25"><text:tab/>if (M==bianco)</text:p>
      <text:p text:style-name="P25"><text:tab/><text:tab/>if (C==bianco)</text:p>
      <text:p text:style-name="P25"><text:tab/><text:tab/><text:tab/>case=<text:span text:style-name="T15">Q</text:span>MC</text:p>
      <text:p text:style-name="P25"><text:tab/><text:tab/>if (F==bianco)</text:p>
      <text:p text:style-name="P25"><text:tab/><text:tab/><text:tab/>case=<text:span text:style-name="T15">Q</text:span>MF</text:p>
      <text:p text:style-name="P25"><text:tab/><text:tab/>if (I==bianco)</text:p>
      <text:p text:style-name="P25"><text:tab/><text:tab/><text:tab/>case=<text:span text:style-name="T15">Q</text:span>MI</text:p>
      <text:p text:style-name="P25"/>
      <text:p text:style-name="P25">//<text:span text:style-name="T15">oll vero e proprio</text:span></text:p>
      <text:p text:style-name="P25"/>
      <text:p text:style-name="P27">if (tipologia==L)</text:p>
      <text:p text:style-name="P27"><text:soft-page-break/><text:tab/>switch (case)</text:p>
      <text:p text:style-name="P27"><text:tab/><text:tab/><text:span text:style-name="T16">case ABC: oll 28</text:span></text:p>
      <text:p text:style-name="P27"><text:tab/><text:tab/><text:span text:style-name="T16">case ABF: U oll 43</text:span></text:p>
      <text:p text:style-name="P27"><text:tab/><text:tab/><text:span text:style-name="T16">case ABI: U oll 31</text:span></text:p>
      <text:p text:style-name="P27"><text:tab/><text:tab/><text:span text:style-name="T16">case AJC: oll 37</text:span></text:p>
      <text:p text:style-name="P28"><text:tab/><text:tab/><text:span text:style-name="T16">case AJF: oll 5</text:span></text:p>
      <text:p text:style-name="P30"><text:tab/><text:tab/>case AJI: oll 44</text:p>
      <text:p text:style-name="P30"><text:tab/><text:tab/>case AMC: U2 oll 37</text:p>
      <text:p text:style-name="P30"><text:tab/><text:tab/>case AMF: oll 32</text:p>
      <text:p text:style-name="P30"><text:tab/><text:tab/>case AMI: U oll 6</text:p>
      <text:p text:style-name="P30"><text:tab/><text:tab/>case NBC: oll 29</text:p>
      <text:p text:style-name="P30"><text:tab/><text:tab/>case NBF: oll 11</text:p>
      <text:p text:style-name="P30"><text:tab/><text:tab/>case NBI: oll 38</text:p>
      <text:p text:style-name="P30"><text:tab/><text:tab/>case NJC: U’ oll 10</text:p>
      <text:p text:style-name="P30"><text:tab/><text:tab/>case NJF: oll 7</text:p>
      <text:p text:style-name="P30"><text:tab/><text:tab/>case NJI: U2 oll 50</text:p>
      <text:p text:style-name="P30"><text:tab/><text:tab/>case NMC: oll 41</text:p>
      <text:p text:style-name="P30"><text:tab/><text:tab/>case NMF: oll 54</text:p>
      <text:p text:style-name="P30"><text:tab/><text:tab/>case NMI: U oll 47</text:p>
      <text:p text:style-name="P30"><text:tab/><text:tab/>case QBC: U’ oll 42</text:p>
      <text:p text:style-name="P30"><text:tab/><text:tab/>case QBF: U oll 36</text:p>
      <text:p text:style-name="P30"><text:tab/><text:tab/>case QBI: U oll 8</text:p>
      <text:p text:style-name="P30"><text:tab/><text:tab/>case QJC: oll 30</text:p>
      <text:p text:style-name="P30"><text:tab/><text:tab/>case QJF: U oll 49</text:p>
      <text:p text:style-name="P30"><text:tab/><text:tab/>case QJI: U oll 53</text:p>
      <text:p text:style-name="P30"><text:tab/><text:tab/>case QMC: oll 9</text:p>
      <text:p text:style-name="P30"><text:tab/><text:tab/>case QMF: oll 48</text:p>
      <text:p text:style-name="P30"><text:tab/><text:tab/>case QMI: U oll 12</text:p>
      <text:p text:style-name="P30">if (tipologia==I)</text:p>
      <text:p text:style-name="P30"><text:tab/>switch (case) </text:p>
      <text:p text:style-name="P28"><text:tab/><text:tab/><text:span text:style-name="T16">case ABC: oll 57</text:span></text:p>
      <text:p text:style-name="P28"><text:tab/><text:tab/><text:span text:style-name="T16">case ABF: U’ oll 46 </text:span></text:p>
      <text:p text:style-name="P28"><text:tab/><text:tab/><text:span text:style-name="T16">case ABI: U2 oll 34</text:span></text:p>
      <text:p text:style-name="P28"><text:tab/><text:tab/><text:span text:style-name="T16">case AJC: U2 oll 40</text:span></text:p>
      <text:p text:style-name="P28"><text:tab/><text:tab/><text:span text:style-name="T16">case AJF: oll 15</text:span></text:p>
      <text:p text:style-name="P30"><text:tab/><text:tab/>case AJI: F’ L’ U’ L U F</text:p>
      <text:p text:style-name="P30"><text:tab/><text:tab/>case AMC: oll 40</text:p>
      <text:p text:style-name="P30"><text:tab/><text:tab/>case AMF: L’ U’ L U L F’ L’ F</text:p>
      <text:p text:style-name="P30"><text:tab/><text:tab/>case AMI: U2 oll 14</text:p>
      <text:p text:style-name="P30"><text:tab/><text:tab/>case NBC: oll 33</text:p>
      <text:p text:style-name="P30"><text:tab/><text:tab/>case NBF: oll 16</text:p>
      <text:p text:style-name="P30"><text:tab/><text:tab/>case NBI: oll 39</text:p>
      <text:p text:style-name="P30"><text:tab/><text:tab/>case NJC: U2 oll 15</text:p>
      <text:p text:style-name="P30"><text:tab/><text:tab/>case NJF: oll 13</text:p>
      <text:p text:style-name="P30"><text:tab/><text:tab/>case NJI: oll 51</text:p>
      <text:p text:style-name="P30"><text:tab/><text:tab/>case NMC: U oll 46</text:p>
      <text:p text:style-name="P30"><text:tab/><text:tab/>case NMF: oll 55</text:p>
      <text:p text:style-name="P30"><text:tab/><text:tab/>case NMI: U oll 52</text:p>
      <text:p text:style-name="P30"><text:tab/><text:tab/>case QBC: oll 45</text:p>
      <text:p text:style-name="P30"><text:tab/><text:tab/>case QBF: U2 oll 39</text:p>
      <text:p text:style-name="P30"><text:tab/><text:tab/>case QBI: oll 16</text:p>
      <text:p text:style-name="P30"><text:tab/><text:tab/>case QJC: oll 34</text:p>
      <text:p text:style-name="P30"><text:soft-page-break/><text:tab/><text:tab/>case QJF: U’ oll 52</text:p>
      <text:p text:style-name="P30"><text:tab/><text:tab/>case QJI: oll 56</text:p>
      <text:p text:style-name="P30"><text:tab/><text:tab/>case QMC: oll 14</text:p>
      <text:p text:style-name="P30"><text:tab/><text:tab/>case QMF: F’ U’ L’ U L U’ L’ U L F</text:p>
      <text:p text:style-name="P30"><text:tab/><text:tab/>case QMI: U2 oll 16</text:p>
      <text:p text:style-name="P32">if (tipologia==cross)</text:p>
      <text:p text:style-name="P32"><text:tab/>switch (case)</text:p>
      <text:p text:style-name="P32"><text:tab/><text:tab/><text:span text:style-name="T16">case ABC: </text:span>sei a posto</text:p>
      <text:p text:style-name="P29"><text:tab/><text:tab/><text:span text:style-name="T16">case ABF: oll 23</text:span></text:p>
      <text:p text:style-name="P29"><text:tab/><text:tab/><text:span text:style-name="T16">case ABI: U oll 24</text:span></text:p>
      <text:p text:style-name="P29"><text:tab/><text:tab/><text:span text:style-name="T16">case AJC: oll 25</text:span></text:p>
      <text:p text:style-name="P29"><text:tab/><text:tab/><text:span text:style-name="T16">case AJF: F U F’ U’ F U2 F’</text:span></text:p>
      <text:p text:style-name="P31"><text:tab/><text:tab/>case AJI: <text:span text:style-name="T17">U oll 23</text:span></text:p>
      <text:p text:style-name="P31"><text:tab/><text:tab/>case AMC: <text:span text:style-name="T17">U2 oll 25</text:span></text:p>
      <text:p text:style-name="P31"><text:tab/><text:tab/>case AMF: <text:span text:style-name="T17">U2 oll 24</text:span></text:p>
      <text:p text:style-name="P31"><text:tab/><text:tab/>case AMI: <text:span text:style-name="T17">R’ U’ R U’ R’ U2 R</text:span></text:p>
      <text:p text:style-name="P31"><text:tab/><text:tab/>case NBC: <text:span text:style-name="T17">oll 24</text:span></text:p>
      <text:p text:style-name="P31"><text:tab/><text:tab/>case NBF: <text:span text:style-name="T17">L U L’ U L U2 L’</text:span></text:p>
      <text:p text:style-name="P31"><text:tab/><text:tab/>case NBI: <text:span text:style-name="T17">U oll 25</text:span></text:p>
      <text:p text:style-name="P31"><text:tab/><text:tab/>case NJC: <text:span text:style-name="T17">B U B’ U B U2 B’</text:span></text:p>
      <text:p text:style-name="P31"><text:tab/><text:tab/>case NJF: <text:span text:style-name="T17">oll 27</text:span></text:p>
      <text:p text:style-name="P31"><text:tab/><text:tab/>case NJI: <text:span text:style-name="T17">U2 oll 22</text:span></text:p>
      <text:p text:style-name="P31"><text:tab/><text:tab/>case NMC: <text:span text:style-name="T17">R2 D’ R U2 R’ D R U2 R’</text:span></text:p>
      <text:p text:style-name="P31"><text:tab/><text:tab/>case NMF: <text:span text:style-name="T17">oll 21</text:span></text:p>
      <text:p text:style-name="P31"><text:tab/><text:tab/>case NMI: <text:span text:style-name="T17">U’ oll 22</text:span></text:p>
      <text:p text:style-name="P31"><text:tab/><text:tab/>case QBC: <text:span text:style-name="T17">U’ oll 23</text:span></text:p>
      <text:p text:style-name="P31"><text:tab/><text:tab/>case QBF: <text:span text:style-name="T17">U’ oll 25</text:span></text:p>
      <text:p text:style-name="P31"><text:tab/><text:tab/>case QBI: <text:span text:style-name="T17">oll 26</text:span></text:p>
      <text:p text:style-name="P31"><text:tab/><text:tab/>case QJC: <text:span text:style-name="T17">U’ oll 24</text:span></text:p>
      <text:p text:style-name="P31"><text:tab/><text:tab/>case QJF: <text:span text:style-name="T17">U oll 22</text:span></text:p>
      <text:p text:style-name="P31"><text:tab/><text:tab/>case QJI: <text:span text:style-name="T17">U oll 21</text:span></text:p>
      <text:p text:style-name="P31"><text:tab/><text:tab/>case QMC: <text:span text:style-name="T17">L’ U’ L U’ L’ U2 L</text:span></text:p>
      <text:p text:style-name="P31"><text:tab/><text:tab/>case QMF: <text:span text:style-name="T17">oll 22</text:span></text:p>
      <text:p text:style-name="P31"><text:tab/><text:tab/>case QMI: <text:span text:style-name="T17">B’ U’ B U’ B’ U2 B</text:span></text:p>
      <text:p text:style-name="P32">if (tipologia=dot)</text:p>
      <text:p text:style-name="P32"><text:tab/>switch (case)</text:p>
      <text:p text:style-name="P32"><text:tab/><text:tab/><text:span text:style-name="T16">case ABC: oll 20</text:span></text:p>
      <text:p text:style-name="P29"><text:tab/><text:tab/><text:span text:style-name="T16">case ABF: oll 18</text:span></text:p>
      <text:p text:style-name="P29"><text:tab/><text:tab/><text:span text:style-name="T16">case ABI: oll 19</text:span></text:p>
      <text:p text:style-name="P29"><text:tab/><text:tab/><text:span text:style-name="T16">case AJC: oll 17</text:span></text:p>
      <text:p text:style-name="P29"><text:tab/><text:tab/><text:span text:style-name="T16">case AJF: U2 oll 3</text:span></text:p>
      <text:p text:style-name="P31"><text:tab/><text:tab/>case AJI: <text:span text:style-name="T18">U oll 18</text:span></text:p>
      <text:p text:style-name="P31"><text:tab/><text:tab/>case AMC: <text:span text:style-name="T18">U2 oll 17</text:span></text:p>
      <text:p text:style-name="P31"><text:tab/><text:tab/>case AMF: <text:span text:style-name="T18">U oll 19</text:span></text:p>
      <text:p text:style-name="P31"><text:tab/><text:tab/>case AMI: <text:span text:style-name="T18">U’ oll 4</text:span></text:p>
      <text:p text:style-name="P31"><text:tab/><text:tab/>case NBC: <text:span text:style-name="T18">U’ oll 19</text:span></text:p>
      <text:p text:style-name="P31"><text:tab/><text:tab/>case NBF: <text:span text:style-name="T18">U oll 3</text:span></text:p>
      <text:p text:style-name="P31"><text:tab/><text:tab/>case NBI: <text:span text:style-name="T18">U oll 17</text:span></text:p>
      <text:p text:style-name="P31"><text:tab/><text:tab/>case NJC: <text:span text:style-name="T18">oll 3</text:span></text:p>
      <text:p text:style-name="P31"><text:tab/><text:tab/>case NJF: <text:span text:style-name="T18">U’ oll 3</text:span></text:p>
      <text:p text:style-name="P31"><text:tab/><text:tab/>case NJI: <text:span text:style-name="T18">U2 oll 2</text:span></text:p>
      <text:p text:style-name="P31"><text:tab/><text:tab/>case NMC: <text:span text:style-name="T18">U2 oll 18</text:span></text:p>
      <text:p text:style-name="P31"><text:soft-page-break/><text:tab/><text:tab/>case NMF: <text:span text:style-name="T18">U oll 1</text:span></text:p>
      <text:p text:style-name="P31"><text:tab/><text:tab/>case NMI: <text:span text:style-name="T18">U’ oll 2</text:span></text:p>
      <text:p text:style-name="P31"><text:tab/><text:tab/>case QBC: <text:span text:style-name="T18">U’ oll 18</text:span></text:p>
      <text:p text:style-name="P31"><text:tab/><text:tab/>case QBF: <text:span text:style-name="T18">U’ oll 17</text:span></text:p>
      <text:p text:style-name="P31"><text:tab/><text:tab/>case QBI: <text:span text:style-name="T18">U2 oll 4</text:span></text:p>
      <text:p text:style-name="P31"><text:tab/><text:tab/>case QJC: <text:span text:style-name="T18">U2 oll 19</text:span></text:p>
      <text:p text:style-name="P31"><text:tab/><text:tab/>case QJF: <text:span text:style-name="T18">U oll 2</text:span></text:p>
      <text:p text:style-name="P31"><text:tab/><text:tab/>case QJI: <text:span text:style-name="T18">oll 1</text:span></text:p>
      <text:p text:style-name="P31"><text:tab/><text:tab/>case QMC: <text:span text:style-name="T18">U oll 4</text:span></text:p>
      <text:p text:style-name="P31"><text:tab/><text:tab/>case QMF: <text:span text:style-name="T18">oll 2</text:span></text:p>
      <text:p text:style-name="P31"><text:tab/><text:tab/>case QMI: <text:span text:style-name="T18">oll 4</text:span></text:p>
      <text:p text:style-name="P31"/>
      <text:p text:style-name="P31">//<text:span text:style-name="T19">controllo headlights nel pll (capire come vanno scambiati gli angoli)</text:span></text:p>
      <text:p text:style-name="P31"/>
      <text:p text:style-name="P33">if (N==M)</text:p>
      <text:p text:style-name="P33">{</text:p>
      <text:p text:style-name="P33"><text:tab/>if (J==I)</text:p>
      <text:p text:style-name="P33"><text:tab/><text:tab/>tipologia=EPLL</text:p>
      <text:p text:style-name="P33"><text:tab/>else</text:p>
      <text:p text:style-name="P33"><text:tab/><text:tab/>tipologia=adj</text:p>
      <text:p text:style-name="P33"><text:tab/><text:tab/>esegui U’</text:p>
      <text:p text:style-name="P33">}</text:p>
      <text:p text:style-name="P33">else</text:p>
      <text:p text:style-name="P33">{</text:p>
      <text:p text:style-name="P33"><text:tab/>if (J==I)</text:p>
      <text:p text:style-name="P33"><text:tab/><text:tab/>tipologia=adj</text:p>
      <text:p text:style-name="P33"><text:tab/><text:tab/>esegui U2</text:p>
      <text:p text:style-name="P33"><text:tab/>else</text:p>
      <text:p text:style-name="P33"><text:tab/>{<text:tab/></text:p>
      <text:p text:style-name="P33"><text:tab/><text:tab/><text:span text:style-name="T20">if (F==H)</text:span></text:p>
      <text:p text:style-name="P33"><text:tab/><text:tab/><text:tab/><text:span text:style-name="T20">tipologia=adj</text:span></text:p>
      <text:p text:style-name="P33"><text:tab/><text:tab/><text:tab/><text:span text:style-name="T20">esegui U</text:span></text:p>
      <text:p text:style-name="P33"><text:tab/><text:tab/><text:span text:style-name="T20">else</text:span></text:p>
      <text:p text:style-name="P33"><text:tab/><text:tab/><text:span text:style-name="T20">{</text:span></text:p>
      <text:p text:style-name="P33"><text:tab/><text:tab/><text:tab/><text:span text:style-name="T20">if (Q==R)</text:span></text:p>
      <text:p text:style-name="P33"><text:tab/><text:tab/><text:tab/><text:tab/><text:span text:style-name="T20">tipologia=adj</text:span></text:p>
      <text:p text:style-name="P33"><text:tab/><text:tab/><text:tab/><text:span text:style-name="T20">else</text:span></text:p>
      <text:p text:style-name="P33"><text:tab/><text:tab/><text:tab/><text:tab/><text:span text:style-name="T20">tipologia=diag</text:span></text:p>
      <text:p text:style-name="P33"><text:tab/><text:tab/><text:span text:style-name="T20">}</text:span></text:p>
      <text:p text:style-name="P33"><text:tab/><text:span text:style-name="T20">}</text:span></text:p>
      <text:p text:style-name="P36">}</text:p>
      <text:p text:style-name="P36"/>
      <text:p text:style-name="P36">//pll vero e proprio<text:tab/>*le lettere che hanno un asterisco si riferiscono agli spigoli, le altre agli angoli</text:p>
      <text:p text:style-name="P36"><text:tab/><text:tab/><text:tab/>**quando dico M*==-N vuol dire “lo spigolo M ha il colore opposto <text:tab/><text:tab/><text:tab/><text:tab/>all’angolo N?” (blu opposto a verde e rosso opposto ad arancione)</text:p>
      <text:p text:style-name="P36"><text:tab/><text:tab/><text:tab/>***<text:span text:style-name="T21">vuol dire “lo spigolo M è diverso dall’angolo N e anche dall’opposto di <text:tab/><text:tab/><text:tab/>N?” (in pratica “lo spigolo M è adiacente a N?”)</text:span></text:p>
      <text:p text:style-name="P36"/>
      <text:p text:style-name="P36">if (tipologia==adj)</text:p>
      <text:p text:style-name="P36">{</text:p>
      <text:p text:style-name="P36"><text:tab/>if (Q*==Q)</text:p>
      <text:p text:style-name="P36"><text:tab/>{</text:p>
      <text:p text:style-name="P36"><text:soft-page-break/><text:tab/><text:tab/>if (M*==N)</text:p>
      <text:p text:style-name="P36"><text:tab/><text:tab/><text:tab/>esegui Jb</text:p>
      <text:p text:style-name="P36"><text:tab/><text:tab/>if (M*==-N)**</text:p>
      <text:p text:style-name="P36"><text:tab/><text:tab/><text:tab/>esegui F</text:p>
      <text:p text:style-name="P36"><text:tab/><text:tab/>if (M*!=N &amp;&amp; M*!=-N)***</text:p>
      <text:p text:style-name="P36"><text:tab/><text:tab/><text:tab/><text:span text:style-name="T21">esegui Ja</text:span></text:p>
      <text:p text:style-name="P36"><text:tab/><text:span text:style-name="T21">}</text:span></text:p>
      <text:p text:style-name="P36"><text:tab/><text:span text:style-name="T21">if (Q*==-Q)</text:span></text:p>
      <text:p text:style-name="P36"><text:tab/><text:span text:style-name="T21">{</text:span></text:p>
      <text:p text:style-name="P37"><text:tab/><text:tab/>if (M*==N)</text:p>
      <text:p text:style-name="P37"><text:tab/><text:tab/><text:tab/>esegui <text:span text:style-name="T21">T</text:span></text:p>
      <text:p text:style-name="P37"><text:tab/><text:tab/>if (M*==-N)</text:p>
      <text:p text:style-name="P37"><text:tab/><text:tab/><text:tab/>esegui <text:span text:style-name="T21">Gd</text:span></text:p>
      <text:p text:style-name="P37"><text:tab/><text:tab/>if (M*!=N &amp;&amp; M*!=-N)</text:p>
      <text:p text:style-name="P37"><text:tab/><text:tab/><text:tab/><text:span text:style-name="T21">esegui Gb</text:span></text:p>
      <text:p text:style-name="P37"><text:tab/><text:span text:style-name="T21">}</text:span></text:p>
      <text:p text:style-name="P37"><text:tab/><text:span text:style-name="T21">if (Q*!=Q &amp;&amp; Q*!=-Q)</text:span></text:p>
      <text:p text:style-name="P37"><text:tab/><text:span text:style-name="T21">{</text:span></text:p>
      <text:p text:style-name="P37"><text:tab/><text:tab/>if (M*==N)</text:p>
      <text:p text:style-name="P37"><text:tab/><text:tab/><text:tab/>esegui <text:span text:style-name="T21">Rb</text:span></text:p>
      <text:p text:style-name="P37"><text:tab/><text:tab/>if (M*==-N)</text:p>
      <text:p text:style-name="P37"><text:tab/><text:tab/><text:tab/>esegui <text:span text:style-name="T21">Ga</text:span></text:p>
      <text:p text:style-name="P37"><text:tab/><text:tab/>if (M*!=N &amp;&amp; M*!=-N)</text:p>
      <text:p text:style-name="P37"><text:tab/><text:tab/><text:span text:style-name="T21">{</text:span></text:p>
      <text:p text:style-name="P37"><text:tab/><text:tab/><text:tab/><text:span text:style-name="T21">if (I*==J)</text:span></text:p>
      <text:p text:style-name="P37"><text:tab/><text:tab/><text:tab/><text:tab/><text:span text:style-name="T21">esegui Ab</text:span></text:p>
      <text:p text:style-name="P37"><text:tab/><text:tab/><text:tab/><text:span text:style-name="T21">if (I*==-J)</text:span></text:p>
      <text:p text:style-name="P37"><text:tab/><text:tab/><text:tab/><text:tab/><text:span text:style-name="T21">esegui Aa</text:span></text:p>
      <text:p text:style-name="P37"><text:tab/><text:tab/><text:tab/><text:span text:style-name="T21">if (I*!=J &amp;&amp; I*!=-J)</text:span></text:p>
      <text:p text:style-name="P37"><text:tab/><text:tab/><text:tab/><text:span text:style-name="T21">{</text:span></text:p>
      <text:p text:style-name="P37"><text:tab/><text:tab/><text:tab/><text:tab/><text:span text:style-name="T21">if (M*==M)</text:span></text:p>
      <text:p text:style-name="P37"><text:tab/><text:tab/><text:tab/><text:tab/><text:tab/><text:span text:style-name="T21">esegui Gc</text:span></text:p>
      <text:p text:style-name="P37"><text:tab/><text:tab/><text:tab/><text:tab/><text:span text:style-name="T23">else</text:span></text:p>
      <text:p text:style-name="P37"><text:tab/><text:tab/><text:tab/><text:tab/><text:tab/><text:span text:style-name="T21">esegui Ra</text:span></text:p>
      <text:p text:style-name="P37"><text:tab/><text:tab/><text:tab/><text:span text:style-name="T21">}</text:span></text:p>
      <text:p text:style-name="P37"><text:tab/><text:tab/><text:span text:style-name="T21">}</text:span></text:p>
      <text:p text:style-name="P38"><text:tab/>}</text:p>
      <text:p text:style-name="P38">}</text:p>
      <text:p text:style-name="P38">if <text:span text:style-name="T22">(tipologia==EPLL)</text:span></text:p>
      <text:p text:style-name="P39">{</text:p>
      <text:p text:style-name="P39"><text:tab/>//controllo barra di un lato corretto (per semplificare le U perm)</text:p>
      <text:p text:style-name="P34"><text:tab/><text:span text:style-name="T22">if (M*==M)</text:span></text:p>
      <text:p text:style-name="P34"><text:tab/><text:tab/><text:span text:style-name="T22">case=Uperm</text:span></text:p>
      <text:p text:style-name="P34"><text:tab/><text:span text:style-name="T22">if (I*==I)</text:span></text:p>
      <text:p text:style-name="P34"><text:tab/><text:tab/><text:span text:style-name="T22">esegui U’</text:span></text:p>
      <text:p text:style-name="P34"><text:tab/><text:tab/><text:span text:style-name="T22">case=Uperm</text:span></text:p>
      <text:p text:style-name="P34"><text:tab/><text:span text:style-name="T22">if (E*==E)</text:span></text:p>
      <text:p text:style-name="P34"><text:tab/><text:tab/><text:span text:style-name="T22">esegui U2</text:span></text:p>
      <text:p text:style-name="P34"><text:tab/><text:tab/><text:span text:style-name="T22">case=Uperm</text:span></text:p>
      <text:p text:style-name="P34"><text:tab/><text:span text:style-name="T22">if (Q*==Q)</text:span></text:p>
      <text:p text:style-name="P34"><text:tab/><text:tab/><text:span text:style-name="T22">esegui U</text:span></text:p>
      <text:p text:style-name="P34"><text:tab/><text:tab/><text:span text:style-name="T22">case=Uperm</text:span></text:p>
      <text:p text:style-name="P34"><text:soft-page-break/><text:tab/>//<text:span text:style-name="T23">riprendo con l’eseguire il vero pll</text:span></text:p>
      <text:p text:style-name="P34"><text:tab/><text:span text:style-name="T22">if (case==Uperm)</text:span></text:p>
      <text:p text:style-name="P34"><text:tab/><text:span text:style-name="T22">{</text:span></text:p>
      <text:p text:style-name="P34"><text:tab/><text:tab/><text:span text:style-name="T23">if (I*==I)</text:span></text:p>
      <text:p text:style-name="P34"><text:tab/><text:tab/><text:tab/><text:span text:style-name="T23">sei a posto</text:span></text:p>
      <text:p text:style-name="P34"><text:tab/><text:tab/><text:span text:style-name="T23">if (I*==-I)</text:span></text:p>
      <text:p text:style-name="P34"><text:tab/><text:tab/><text:tab/><text:span text:style-name="T23">esegui Ua</text:span></text:p>
      <text:p text:style-name="P35"><text:tab/><text:tab/><text:span text:style-name="T23">if (I*!=I &amp;&amp; I*!=-I)</text:span></text:p>
      <text:p text:style-name="P35"><text:tab/><text:tab/><text:tab/><text:span text:style-name="T23">esegui Ub</text:span></text:p>
      <text:p text:style-name="P35"><text:tab/><text:span text:style-name="T23">}</text:span></text:p>
      <text:p text:style-name="P40"><text:tab/>if (case!=Uperm)</text:p>
      <text:p text:style-name="P40"><text:tab/>{</text:p>
      <text:p text:style-name="P40"><text:tab/><text:tab/>if (M*==-M)</text:p>
      <text:p text:style-name="P40"><text:tab/><text:tab/><text:tab/>esegui H</text:p>
      <text:p text:style-name="P40"><text:tab/><text:tab/>else</text:p>
      <text:p text:style-name="P40"><text:tab/><text:tab/>{</text:p>
      <text:p text:style-name="P40"><text:tab/><text:tab/><text:tab/>if (M*==I)</text:p>
      <text:p text:style-name="P40"><text:tab/><text:tab/><text:tab/><text:tab/>esegui Z (l’algoritmo non la rotazione)</text:p>
      <text:p text:style-name="P40"><text:tab/><text:tab/><text:tab/>else</text:p>
      <text:p text:style-name="P40"><text:tab/><text:tab/><text:tab/><text:tab/>esegui U Z (sempre l’algoritmo)</text:p>
      <text:p text:style-name="P40"><text:tab/><text:tab/>}</text:p>
      <text:p text:style-name="P40"><text:tab/>}</text:p>
      <text:p text:style-name="P40">}</text:p>
      <text:p text:style-name="P40">if (tipologia==diag)</text:p>
      <text:p text:style-name="P40">{</text:p>
      <text:p text:style-name="P40"><text:tab/>if (M*==N)</text:p>
      <text:p text:style-name="P40"><text:tab/>{</text:p>
      <text:p text:style-name="P40"><text:tab/><text:tab/>if (Q*==Q)</text:p>
      <text:p text:style-name="P40"><text:tab/><text:tab/><text:tab/>esegui U’ V</text:p>
      <text:p text:style-name="P40"><text:tab/><text:tab/>if (Q*==-Q)</text:p>
      <text:p text:style-name="P40"><text:tab/><text:tab/><text:tab/>esegui Na</text:p>
      <text:p text:style-name="P40"><text:tab/><text:tab/>if (Q*!=Q &amp;&amp; Q*!=-Q)</text:p>
      <text:p text:style-name="P40"><text:tab/><text:tab/><text:tab/>esegui U Y (ancora una volta mi riferisco all’algoritmo Y non alla rotazione)</text:p>
      <text:p text:style-name="P40"><text:tab/>}</text:p>
      <text:p text:style-name="P40"><text:tab/>if (M*==-N*<text:span text:style-name="T24">)</text:span></text:p>
      <text:p text:style-name="P40"><text:tab/><text:span text:style-name="T24">{</text:span></text:p>
      <text:p text:style-name="P41"><text:tab/><text:tab/>if (<text:span text:style-name="T24">I</text:span>*==<text:span text:style-name="T24">J</text:span>)</text:p>
      <text:p text:style-name="P41"><text:tab/><text:tab/><text:tab/>esegui U<text:span text:style-name="T24">2 V</text:span></text:p>
      <text:p text:style-name="P41"><text:tab/><text:tab/>if (<text:span text:style-name="T24">I</text:span>*==-<text:span text:style-name="T24">J</text:span>)</text:p>
      <text:p text:style-name="P41"><text:tab/><text:tab/><text:tab/>esegui N<text:span text:style-name="T24">b</text:span></text:p>
      <text:p text:style-name="P41"><text:tab/><text:tab/>if (<text:span text:style-name="T24">I</text:span>*!=<text:span text:style-name="T24">J</text:span> &amp;&amp; <text:span text:style-name="T24">I</text:span>*!=-<text:span text:style-name="T24">J</text:span>)</text:p>
      <text:p text:style-name="P41"><text:tab/><text:tab/><text:tab/><text:span text:style-name="T24">esegui U2 Y (ormai lo sai già, da qui in poi non lo dico più)</text:span></text:p>
      <text:p text:style-name="P41"><text:tab/><text:span text:style-name="T24">}</text:span></text:p>
      <text:p text:style-name="P41"><text:tab/><text:span text:style-name="T24">if (M</text:span>*!=<text:span text:style-name="T24">N</text:span> &amp;&amp; <text:span text:style-name="T24">M</text:span>*!=-<text:span text:style-name="T24">N)</text:span></text:p>
      <text:p text:style-name="P41"><text:tab/><text:span text:style-name="T24">{</text:span></text:p>
      <text:p text:style-name="P41"><text:tab/><text:tab/>if (Q*==Q)</text:p>
      <text:p text:style-name="P41"><text:tab/><text:tab/><text:tab/>esegui U’ <text:span text:style-name="T24">Y</text:span></text:p>
      <text:p text:style-name="P41"><text:tab/><text:tab/>if (Q*==-Q)</text:p>
      <text:p text:style-name="P41"><text:tab/><text:tab/><text:tab/>esegui <text:span text:style-name="T24">V</text:span></text:p>
      <text:p text:style-name="P41"><text:tab/><text:tab/>if (Q*!=Q &amp;&amp; Q*!=-Q)</text:p>
      <text:p text:style-name="P41"><text:tab/><text:tab/><text:span text:style-name="T24">{</text:span></text:p>
      <text:p text:style-name="P41"><text:tab/><text:tab/><text:tab/><text:span text:style-name="T24">if (E*==F)</text:span></text:p>
      <text:p text:style-name="P41"><text:soft-page-break/><text:tab/><text:tab/><text:tab/><text:tab/><text:span text:style-name="T24">esegui U V</text:span></text:p>
      <text:p text:style-name="P41"><text:tab/><text:tab/><text:tab/><text:span text:style-name="T24">if (E*==-F)</text:span></text:p>
      <text:p text:style-name="P41"><text:tab/><text:tab/><text:tab/><text:tab/><text:span text:style-name="T24">esegui Y</text:span></text:p>
      <text:p text:style-name="P41"><text:tab/><text:tab/><text:tab/><text:span text:style-name="T24">if (E</text:span>*!=<text:span text:style-name="T24">F</text:span> &amp;&amp; <text:span text:style-name="T24">E</text:span>*!=-<text:span text:style-name="T24">F)</text:span></text:p>
      <text:p text:style-name="P41"><text:tab/><text:tab/><text:tab/><text:span text:style-name="T24">{</text:span></text:p>
      <text:p text:style-name="P41"><text:tab/><text:tab/><text:tab/><text:tab/><text:span text:style-name="T24">if (E*==I)</text:span></text:p>
      <text:p text:style-name="P41"><text:tab/><text:tab/><text:tab/><text:tab/><text:tab/><text:span text:style-name="T24">esegui U E</text:span></text:p>
      <text:p text:style-name="P41"><text:tab/><text:tab/><text:tab/><text:tab/><text:span text:style-name="T24">else</text:span></text:p>
      <text:p text:style-name="P41"><text:tab/><text:tab/><text:tab/><text:tab/><text:tab/><text:span text:style-name="T24">esegui E</text:span></text:p>
      <text:p text:style-name="P41"><text:tab/><text:tab/><text:tab/><text:span text:style-name="T24">}</text:span></text:p>
      <text:p text:style-name="P41"><text:tab/><text:tab/><text:span text:style-name="T24">}</text:span></text:p>
      <text:p text:style-name="P41"><text:tab/><text:span text:style-name="T24">}</text:span></text:p>
      <text:p text:style-name="P42">}</text:p>
      <text:p text:style-name="P42"/>
      <text:p text:style-name="P42">//AUF (ultima mossa della risoluzione)</text:p>
      <text:p text:style-name="P42"/>
      <text:p text:style-name="P42">if (E==blu)</text:p>
      <text:p text:style-name="P42"><text:tab/>sei a posto</text:p>
      <text:p text:style-name="P42">if (E==arancione)</text:p>
      <text:p text:style-name="P42"><text:tab/>esegui U’</text:p>
      <text:p text:style-name="P42">if (E==verde)</text:p>
      <text:p text:style-name="P42"><text:tab/>esegui U2</text:p>
      <text:p text:style-name="P42">if (E==rosso)</text:p>
      <text:p text:style-name="P42"><text:tab/>esegui U</text:p>
      <text:p text:style-name="P42"/>
      <text:p text:style-name="P42">//fine pseudocodice (chiedo scusa a francavilla per il dolore che avrò causa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8:24:05.792000000</meta:creation-date>
    <dc:date>2020-02-11T21:50:33.316000000</dc:date>
    <meta:editing-duration>PT2H35S</meta:editing-duration>
    <meta:editing-cycles>8</meta:editing-cycles>
    <meta:generator>LibreOffice/6.1.5.2$Windows_X86_64 LibreOffice_project/90f8dcf33c87b3705e78202e3df5142b201bd805</meta:generator>
    <meta:document-statistic meta:table-count="0" meta:image-count="0" meta:object-count="0" meta:page-count="17" meta:paragraph-count="810" meta:word-count="2839" meta:character-count="16409" meta:non-whitespace-character-count="13273"/>
  </office:meta>
</office:document-meta>
</file>